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1" svg:font-family="'Comic Sans MS'"/>
    <style:font-face style:name="Symbol1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3.615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872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15.739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3.05cm"/>
    </style:style>
    <style:style style:name="co26" style:family="table-column">
      <style:table-column-properties fo:break-before="auto" style:column-width="3.321cm"/>
    </style:style>
    <style:style style:name="co27" style:family="table-column">
      <style:table-column-properties fo:break-before="auto" style:column-width="7.304cm"/>
    </style:style>
    <style:style style:name="co28" style:family="table-column">
      <style:table-column-properties fo:break-before="auto" style:column-width="1.535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2.03cm"/>
    </style:style>
    <style:style style:name="co31" style:family="table-column">
      <style:table-column-properties fo:break-before="auto" style:column-width="1.981cm"/>
    </style:style>
    <style:style style:name="co32" style:family="table-column">
      <style:table-column-properties fo:break-before="auto" style:column-width="1.485cm"/>
    </style:style>
    <style:style style:name="co33" style:family="table-column">
      <style:table-column-properties fo:break-before="auto" style:column-width="1.734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337cm"/>
    </style:style>
    <style:style style:name="co36" style:family="table-column">
      <style:table-column-properties fo:break-before="auto" style:column-width="1.461cm"/>
    </style:style>
    <style:style style:name="co37" style:family="table-column">
      <style:table-column-properties fo:break-before="auto" style:column-width="1.513cm"/>
    </style:style>
    <style:style style:name="co38" style:family="table-column">
      <style:table-column-properties fo:break-before="auto" style:column-width="6.653cm"/>
    </style:style>
    <style:style style:name="co39" style:family="table-column">
      <style:table-column-properties fo:break-before="auto" style:column-width="4.203cm"/>
    </style:style>
    <style:style style:name="co40" style:family="table-column">
      <style:table-column-properties fo:break-before="auto" style:column-width="2.752cm"/>
    </style:style>
    <style:style style:name="co41" style:family="table-column">
      <style:table-column-properties fo:break-before="auto" style:column-width="3.318cm"/>
    </style:style>
    <style:style style:name="co42" style:family="table-column">
      <style:table-column-properties fo:break-before="auto" style:column-width="0.697cm"/>
    </style:style>
    <style:style style:name="co43" style:family="table-column">
      <style:table-column-properties fo:break-before="auto" style:column-width="3.189cm"/>
    </style:style>
    <style:style style:name="co44" style:family="table-column">
      <style:table-column-properties fo:break-before="auto" style:column-width="2.70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4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49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3465a4"/>
    </style:style>
    <style:style style:name="ta4" style:family="table" style:master-page-name="Default">
      <style:table-properties table:display="true" style:writing-mode="lr-tb" tableooo:tab-color="#5983b0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true" style:writing-mode="lr-tb" tableooo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97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2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38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6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7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3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278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375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7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38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8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38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8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9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40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40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2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4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4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4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40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41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41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41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4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462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6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7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498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4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0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1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8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05" style:family="table-cell" style:parent-style-name="Default" style:data-style-name="N147">
      <style:table-cell-properties style:cell-protect="protected" style:print-content="true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0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5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9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1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60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2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61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1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30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6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9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5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69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3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6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476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70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7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5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724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5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800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0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85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6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2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62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2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2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63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6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4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4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5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5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888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7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7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72" style:family="table-cell" style:parent-style-name="Default">
      <style:table-cell-properties style:cell-protect="protected" style:print-content="true"/>
      <style:text-properties fo:font-size="26pt" style:font-size-asian="26pt" style:font-size-complex="26pt"/>
    </style:style>
    <style:style style:name="ce67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" fo:font-size="28pt" fo:font-weight="bold" style:font-size-asian="28pt" style:font-weight-asian="bold" style:font-name-complex="Mangal" style:font-size-complex="28pt" style:font-weight-complex="bold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67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681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8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2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2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57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3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4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4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95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8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00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0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1" fo:font-size="12pt" style:font-name-asian="Symbol1" style:font-size-asian="12pt" style:font-name-complex="Symbol1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08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08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5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8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55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1088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10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1090" style:family="table-cell" style:parent-style-name="Default">
      <style:table-cell-properties style:cell-protect="protected" style:print-content="true"/>
      <style:text-properties style:font-name="Times New Roman"/>
    </style:style>
    <style:style style:name="ce105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09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4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5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6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10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8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9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05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09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2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27" style:family="table-cell" style:parent-style-name="Default">
      <style:table-cell-properties style:cell-protect="hidden-and-protected" style:print-content="true" fo:background-color="transparent"/>
      <style:text-properties style:font-name="Times New Roman"/>
    </style:style>
    <style:style style:name="ce112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07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1130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54" style:family="table-cell" style:parent-style-name="Default">
      <style:table-cell-properties style:cell-protect="protected" style:print-content="true"/>
    </style:style>
    <style:style style:name="ce1131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</style:style>
    <style:style style:name="gr7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line draw:z-index="4" draw:style-name="gr2" draw:text-style-name="P2" svg:x1="10cm" svg:y1="19.898cm" svg:x2="9cm" svg:y2="20.863cm">
            <text:p/>
          </draw:line>
          <draw:line draw:z-index="5" draw:style-name="gr2" draw:text-style-name="P2" svg:x1="22cm" svg:y1="18.833cm" svg:x2="15.5cm" svg:y2="20.855cm">
            <text:p/>
          </draw:line>
          <draw:frame draw:z-index="6" draw:name="Image 1" draw:style-name="gr3" draw:text-style-name="P3" table:table-background="true" svg:width="22.714cm" svg:height="1.84cm" svg:x="0cm" svg:y="18.356cm">
            <draw:image xlink:href="Pictures/100000000000033900000045D8CA0451A98A09C1.png" xlink:type="simple" xlink:show="embed" xlink:actuate="onLoad" loext:mime-type="image/png">
              <text:p/>
            </draw:image>
          </draw:frame>
        </table:shapes>
        <table:table-column table:style-name="co1" table:number-columns-repeated="64" table:default-cell-style-name="ce10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56"/>
          <table:table-cell table:number-columns-repeated="960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3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56"/>
          <table:table-cell table:number-columns-repeated="960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  <table:table-cell table:number-columns-repeated="960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  <table:table-cell table:number-columns-repeated="960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4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4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56"/>
          <table:table-cell table:number-columns-repeated="960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1014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4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4"/>
          <table:table-cell table:style-name="ce9" table:number-columns-repeated="7"/>
          <table:table-cell table:number-columns-repeated="1016"/>
        </table:table-row>
        <table:table-row table:style-name="ro5">
          <table:table-cell table:style-name="ce15"/>
          <table:table-cell table:style-name="ce3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5" table:end-x="0.293cm" table:end-y="0.497cm" draw:z-index="2" draw:style-name="gr4" draw:text-style-name="P4" svg:width="3.395cm" svg:height="0.679cm" svg:x="1.414cm" svg:y="0.347cm" draw:control="control3"/>
          </table:table-cell>
          <table:table-cell table:number-columns-repeated="2"/>
          <table:table-cell>
            <draw:control table:end-cell-address="Aide.F26" table:end-x="1.504cm" table:end-y="0.105cm" draw:z-index="3" draw:style-name="gr4" draw:text-style-name="P4" svg:width="3.494cm" svg:height="0.797cm" svg:x="0.269cm" svg:y="0.368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19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20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6" draw:text-style-name="P2" svg:x1="16.564cm" svg:y1="5.929cm" svg:x2="16.564cm" svg:y2="10.36cm">
            <text:p/>
          </draw:line>
          <draw:line draw:z-index="3" draw:style-name="gr5" draw:text-style-name="P2" svg:x1="24.722cm" svg:y1="5.931cm" svg:x2="24.722cm" svg:y2="10.343cm">
            <text:p/>
          </draw:line>
          <draw:control draw:z-index="4" draw:style-name="gr4" draw:text-style-name="P5" svg:width="4.019cm" svg:height="1.68cm" svg:x="41.59cm" svg:y="0.582cm" draw:control="control5"/>
          <draw:control draw:z-index="5" draw:style-name="gr4" draw:text-style-name="P5" svg:width="3.99cm" svg:height="1.68cm" svg:x="36.065cm" svg:y="0.617cm" draw:control="control6"/>
          <draw:line draw:z-index="6" draw:style-name="gr6" draw:text-style-name="P2" svg:x1="16.587cm" svg:y1="13.374cm" svg:x2="16.587cm" svg:y2="17.837cm">
            <text:p/>
          </draw:line>
          <draw:line draw:z-index="7" draw:style-name="gr5" draw:text-style-name="P2" svg:x1="24.682cm" svg:y1="13.432cm" svg:x2="24.736cm" svg:y2="17.837cm">
            <text:p/>
          </draw:line>
          <draw:control draw:z-index="8" draw:style-name="gr1" draw:text-style-name="P1" svg:width="7cm" svg:height="1.5cm" svg:x="0.858cm" svg:y="19.139cm" draw:control="control7"/>
          <draw:control draw:z-index="9" draw:style-name="gr1" draw:text-style-name="P1" svg:width="11.496cm" svg:height="1.5cm" svg:x="8.875cm" svg:y="19.078c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72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104"/>
          <table:covered-table-cell table:style-name="ce124"/>
          <table:covered-table-cell table:number-columns-repeated="3" table:style-name="ce154"/>
          <table:covered-table-cell table:style-name="ce112"/>
          <table:covered-table-cell table:style-name="ce115"/>
          <table:covered-table-cell table:style-name="ce216"/>
          <table:table-cell table:style-name="ce104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7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covered-table-cell table:number-columns-repeated="2" table:style-name="ce104"/>
          <table:covered-table-cell table:style-name="ce216"/>
          <table:table-cell table:style-name="ce104" table:number-columns-repeated="3"/>
          <table:table-cell table:style-name="ce141"/>
          <table:table-cell table:style-name="ce104"/>
          <table:covered-table-cell table:style-name="ce104"/>
          <table:covered-table-cell table:style-name="ce210"/>
          <table:covered-table-cell table:style-name="ce104"/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8" table:number-columns-spanned="2" table:number-rows-spanned="1"/>
          <table:covered-table-cell table:style-name="ce110"/>
          <table:table-cell table:style-name="ce105"/>
          <table:table-cell table:style-name="ce138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-26)(x+11) = 0" calcext:value-type="string" table:number-columns-spanned="3" table:number-rows-spanned="1">
            <text:p>(x-26)(x+11) = 0</text:p>
          </table:table-cell>
          <table:covered-table-cell table:style-name="ce214"/>
          <table:covered-table-cell table:style-name="ce232"/>
          <table:table-cell table:style-name="ce97" table:number-columns-repeated="12"/>
          <table:table-cell table:number-columns-repeated="35"/>
        </table:table-row>
        <table:table-row table:style-name="ro7">
          <table:table-cell table:style-name="ce60" table:formula="of:=[$Données.A44]" office:value-type="string" office:string-value="Signe de (x-26)" calcext:value-type="string">
            <text:p>Signe de (x-26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0"/>
          <table:table-cell table:style-name="ce181" table:number-columns-repeated="3"/>
          <table:table-cell table:style-name="ce202"/>
          <table:table-cell table:style-name="ce97" table:number-columns-repeated="12"/>
          <table:table-cell table:number-columns-repeated="35"/>
        </table:table-row>
        <table:table-row table:style-name="ro7">
          <table:table-cell table:style-name="ce60" table:formula="of:=[$Données.A45]" office:value-type="string" office:string-value="Signe de (x+11)" calcext:value-type="string">
            <text:p>Signe de (x+11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97" table:number-columns-repeated="12"/>
          <table:table-cell table:number-columns-repeated="35"/>
        </table:table-row>
        <table:table-row table:style-name="ro7">
          <table:table-cell table:style-name="ce60" table:formula="of:=[$Données.A46]" office:value-type="string" office:string-value="Signe de (x-26)(x+11)" calcext:value-type="string">
            <text:p>Signe de (x-26)(x+11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152" table:formula="of:=IF(AND([.$X$1];[.$X$2];[$Synthèse.$G$1]);[$Données.B49];&quot;&quot;)">
            <text:p/>
          </table:table-cell>
          <table:table-cell table:style-name="ce179" table:formula="of:=IF(AND([.$X$1];[.$X$2];[$Synthèse.$G$1]);[$Données.C49];&quot;&quot;)">
            <text:p/>
          </table:table-cell>
          <table:table-cell table:style-name="ce196" table:formula="of:=IF(AND([.$X$1];[.$X$2];[$Synthèse.$G$1]);[$Données.D49];&quot;&quot;)">
            <text:p/>
          </table:table-cell>
          <table:table-cell table:style-name="ce219" table:formula="of:=IF(AND([.$X$1];[.$X$2];[$Synthèse.$G$1]);[$Données.E49];&quot;&quot;)">
            <text:p/>
          </table:table-cell>
          <table:table-cell table:style-name="ce236" table:formula="of:=IF(AND([.$X$1];[.$X$2];[$Synthèse.$G$1]);[$Données.F49];&quot;&quot;)">
            <text:p/>
          </table:table-cell>
          <table:table-cell table:style-name="ce97" table:number-columns-repeated="12"/>
          <table:table-cell table:number-columns-repeated="35"/>
        </table:table-row>
        <table:table-row table:style-name="ro7">
          <table:table-cell table:number-columns-repeated="9"/>
          <table:table-cell table:style-name="ce27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53" table:formula="of:=IF(AND([.$X$1];[.$X$2];[$Synthèse.$G$1]);[$Données.C43];&quot;&quot;)" table:number-columns-spanned="2" table:number-rows-spanned="1">
            <text:p/>
          </table:table-cell>
          <table:covered-table-cell table:style-name="ce153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53" table:formula="of:=IF(AND([.$X$1];[.$X$2];[$Synthèse.$G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7"/>
          <table:table-cell table:style-name="ce336" table:formula="of:=[$Données.H56]" office:value-type="string" office:string-value="(x-26)(x+11) ≥ 0" calcext:value-type="string" table:number-columns-spanned="4" table:number-rows-spanned="1">
            <text:p>(x-26)(x+11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36"/>
          <table:table-cell table:style-name="ce263"/>
          <table:table-cell table:style-name="ce271"/>
          <table:table-cell table:number-columns-repeated="41"/>
        </table:table-row>
        <table:table-row table:style-name="ro7">
          <table:table-cell table:style-name="ce67" table:formula="of:=[.A5]" office:value-type="string" office:string-value="Signe de (x-26)" calcext:value-type="string">
            <text:p>Signe de (x-26)</text:p>
          </table:table-cell>
          <table:table-cell table:style-name="ce95" table:formula="of:=IF(AND([.$X$1];[.$X$2];[$Synthèse.$G$1]);[$Données.B44];&quot;&quot;)">
            <text:p/>
          </table:table-cell>
          <table:table-cell table:style-name="ce153" table:formula="of:=IF(AND([.$X$1];[.$X$2];[$Synthèse.$G$1]);[Données.C44];&quot;&quot;)" table:number-columns-spanned="2" table:number-rows-spanned="1">
            <text:p/>
          </table:table-cell>
          <table:covered-table-cell table:style-name="ce153" table:formula="of:=IF([.$X$2];['Niveau 6'.J48];&quot;&quot;)">
            <text:p/>
          </table:covered-table-cell>
          <table:table-cell table:style-name="ce105" table:formula="of:=IF(AND([.$X$1];[.$X$2];[$Synthèse.$G$1]);[Données.E44];&quot;&quot;)">
            <text:p/>
          </table:table-cell>
          <table:table-cell table:style-name="ce153" table:formula="of:=IF(AND([.$X$1];[.$X$2];[$Synthèse.$G$1]);[$Données.F44];&quot;&quot;)" table:number-columns-spanned="2" table:number-rows-spanned="1">
            <text:p/>
          </table:table-cell>
          <table:covered-table-cell table:style-name="ce153" table:formula="of:=IF([.$X$2];['Niveau 6'.M48];&quot;&quot;)">
            <text:p/>
          </table:covered-table-cell>
          <table:table-cell table:style-name="ce123" table:formula="of:=IF(AND([.$X$1];[.$X$2];[$Synthèse.$G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7">
          <table:table-cell table:style-name="ce67" table:formula="of:=[.A6]" office:value-type="string" office:string-value="Signe de (x+11)" calcext:value-type="string">
            <text:p>Signe de (x+11)</text:p>
          </table:table-cell>
          <table:table-cell table:style-name="ce95" table:formula="of:=IF(AND([.$X$1];[.$X$2];[$Synthèse.$G$1]);[$Données.B45];&quot;&quot;)">
            <text:p/>
          </table:table-cell>
          <table:table-cell table:style-name="ce153" table:formula="of:=IF(AND([.$X$1];[.$X$2];[$Synthèse.$G$1]);[Données.C45];&quot;&quot;)" table:number-columns-spanned="2" table:number-rows-spanned="1">
            <text:p/>
          </table:table-cell>
          <table:covered-table-cell table:style-name="ce153" table:formula="of:=IF([.$X$2];['Niveau 6'.J49];&quot;&quot;)">
            <text:p/>
          </table:covered-table-cell>
          <table:table-cell table:style-name="ce105" table:formula="of:=IF(AND([.$X$1];[.$X$2];[$Synthèse.$G$1]);[Données.E45];&quot;&quot;)">
            <text:p/>
          </table:table-cell>
          <table:table-cell table:style-name="ce153" table:formula="of:=IF(AND([.$X$1];[.$X$2];[$Synthèse.$G$1]);[$Données.F45];&quot;&quot;)" table:number-columns-spanned="2" table:number-rows-spanned="1">
            <text:p/>
          </table:table-cell>
          <table:covered-table-cell table:style-name="ce153" table:formula="of:=IF([.$X$2];['Niveau 6'.M49];&quot;&quot;)">
            <text:p/>
          </table:covered-table-cell>
          <table:table-cell table:style-name="ce123" table:formula="of:=IF(AND([.$X$1];[.$X$2];[$Synthèse.$G$1]);[Données.H45];&quot;&quot;)">
            <text:p/>
          </table:table-cell>
          <table:table-cell table:style-name="ce130"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7">
          <table:table-cell table:style-name="ce67" table:formula="of:=[.A7]" office:value-type="string" office:string-value="Signe de (x-26)(x+11)" calcext:value-type="string">
            <text:p>Signe de (x-26)(x+11)</text:p>
          </table:table-cell>
          <table:table-cell table:style-name="ce95" table:formula="of:=IF(AND([.$X$1];[.$X$2];[$Synthèse.$G$1]);[$Données.B46];&quot;&quot;)">
            <text:p/>
          </table:table-cell>
          <table:table-cell table:style-name="ce153" table:formula="of:=IF(AND([.$X$1];[.$X$2];[$Synthèse.$G$1]);[Données.C46];&quot;&quot;)" table:number-columns-spanned="2" table:number-rows-spanned="1">
            <text:p/>
          </table:table-cell>
          <table:covered-table-cell table:style-name="ce153" table:formula="of:=IF([.$X$2];['Niveau 6'.J50];&quot;&quot;)">
            <text:p/>
          </table:covered-table-cell>
          <table:table-cell table:style-name="ce105" table:formula="of:=IF(AND([.$X$1];[.$X$2];[$Synthèse.$G$1]);[Données.E46];&quot;&quot;)">
            <text:p/>
          </table:table-cell>
          <table:table-cell table:style-name="ce153" table:formula="of:=IF(AND([.$X$1];[.$X$2];[$Synthèse.$G$1]);[$Données.F46];&quot;&quot;)" table:number-columns-spanned="2" table:number-rows-spanned="1">
            <text:p/>
          </table:table-cell>
          <table:covered-table-cell table:style-name="ce153" table:formula="of:=IF([.$X$2];['Niveau 6'.M50];&quot;&quot;)">
            <text:p/>
          </table:covered-table-cell>
          <table:table-cell table:style-name="ce123" table:formula="of:=IF(AND([.$X$1];[.$X$2];[$Synthèse.$G$1]);[Données.H46];&quot;&quot;)">
            <text:p/>
          </table:table-cell>
          <table:table-cell table:style-name="ce131"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161" table:formula="of:=IF(AND([.$X$1];[.$X$2];[$Synthèse.$G$1]);[$Données.B58];&quot;&quot;)">
            <text:p/>
          </table:table-cell>
          <table:table-cell table:style-name="ce186" table:formula="of:=IF(AND([.$X$1];[.$X$2];[$Synthèse.$G$1]);[$Données.C58];&quot;&quot;)">
            <text:p/>
          </table:table-cell>
          <table:table-cell table:style-name="ce207" table:formula="of:=IF(AND([.$X$1];[.$X$2];[$Synthèse.$G$1]);[$Données.D58];&quot;&quot;)">
            <text:p/>
          </table:table-cell>
          <table:table-cell table:style-name="ce228" table:formula="of:=IF(AND([.$X$1];[.$X$2];[$Synthèse.$G$1]);[$Données.E58];&quot;&quot;)">
            <text:p/>
          </table:table-cell>
          <table:table-cell table:style-name="ce239" table:formula="of:=IF(AND([.$X$1];[.$X$2];[$Synthèse.$G$1]);[$Données.F58];&quot;&quot;)">
            <text:p/>
          </table:table-cell>
          <table:table-cell table:style-name="ce247" table:formula="of:=IF(AND([.$X$1];[.$X$2];[$Synthèse.$G$1]);[$Données.G58];&quot;&quot;)">
            <text:p/>
          </table:table-cell>
          <table:table-cell table:style-name="ce250" table:formula="of:=IF(AND([.$X$1];[.$X$2];[$Synthèse.$G$1]);[$Données.H58];&quot;&quot;)">
            <text:p/>
          </table:table-cell>
          <table:table-cell table:style-name="ce258" table:formula="of:=IF(AND([.$X$1];[.$X$2];[$Synthèse.$G$1]);[$Données.I58];&quot;&quot;)">
            <text:p/>
          </table:table-cell>
          <table:table-cell table:style-name="ce262" table:formula="of:=IF(AND([.$X$1];[.$X$2];[$Synthèse.$G$1]);[$Données.J58];&quot;&quot;)">
            <text:p/>
          </table:table-cell>
          <table:table-cell table:style-name="ce268" table:formula="of:=IF(AND([.$X$1];[.$X$2];[$Synthèse.$G$1]);[$Données.K58];&quot;&quot;)">
            <text:p/>
          </table:table-cell>
          <table:table-cell table:style-name="ce274" table:formula="of:=IF(AND([.$X$1];[.$X$2];[$Synthèse.$G$1]);[$Données.L58];&quot;&quot;)">
            <text:p/>
          </table:table-cell>
          <table:table-cell table:number-columns-repeated="41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97" table:number-columns-repeated="2"/>
          <table:table-cell table:number-columns-repeated="7"/>
          <table:table-cell table:style-name="ce97"/>
          <table:table-cell table:style-name="ce272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97"/>
          <table:table-cell table:style-name="ce70" table:number-columns-repeated="22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7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control draw:z-index="2" draw:style-name="gr4" draw:text-style-name="P5" svg:width="4.019cm" svg:height="1.68cm" svg:x="39.444cm" svg:y="0.582cm" draw:control="control9"/>
          <draw:control draw:z-index="3" draw:style-name="gr4" draw:text-style-name="P5" svg:width="3.99cm" svg:height="1.68cm" svg:x="33.124cm" svg:y="0.567cm" draw:control="control10"/>
          <draw:line draw:z-index="4" draw:style-name="gr6" draw:text-style-name="P2" svg:x1="16.132cm" svg:y1="5.947cm" svg:x2="16.132cm" svg:y2="8.903cm">
            <text:p/>
          </draw:line>
          <draw:line draw:z-index="5" draw:style-name="gr5" draw:text-style-name="P2" svg:x1="22.464cm" svg:y1="5.949cm" svg:x2="22.464cm" svg:y2="8.943cm">
            <text:p/>
          </draw:line>
          <draw:line draw:z-index="6" draw:style-name="gr6" draw:text-style-name="P2" svg:x1="16.14cm" svg:y1="16.387cm" svg:x2="16.14cm" svg:y2="19.355cm">
            <text:p/>
          </draw:line>
          <draw:line draw:z-index="7" draw:style-name="gr5" draw:text-style-name="P2" svg:x1="22.461cm" svg:y1="16.359cm" svg:x2="22.482cm" svg:y2="19.305cm">
            <text:p/>
          </draw:line>
          <draw:control draw:z-index="8" draw:style-name="gr1" draw:text-style-name="P1" svg:width="7cm" svg:height="1.5cm" svg:x="0.4cm" svg:y="22.357cm" draw:control="control11"/>
          <draw:control draw:z-index="9" draw:style-name="gr1" draw:text-style-name="P1" svg:width="11.496cm" svg:height="1.5cm" svg:x="8.516cm" svg:y="22.358c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72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24"/>
          <table:covered-table-cell table:number-columns-repeated="3" table:style-name="ce154"/>
          <table:covered-table-cell table:style-name="ce112"/>
          <table:covered-table-cell table:style-name="ce115"/>
          <table:covered-table-cell table:style-name="ce375"/>
          <table:table-cell table:style-name="ce104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7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covered-table-cell table:number-columns-repeated="2" table:style-name="ce244"/>
          <table:covered-table-cell table:style-name="ce375"/>
          <table:table-cell table:style-name="ce104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104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8" table:number-columns-spanned="2" table:number-rows-spanned="1"/>
          <table:covered-table-cell table:style-name="ce153"/>
          <table:table-cell table:style-name="ce153"/>
          <table:table-cell table:style-name="ce138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9) / (x-18) = 0" calcext:value-type="string" table:number-columns-spanned="3" table:number-rows-spanned="1">
            <text:p>(x-29) / (x-18) = 0</text:p>
          </table:table-cell>
          <table:covered-table-cell table:style-name="ce214"/>
          <table:covered-table-cell table:style-name="ce232"/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3]" office:value-type="string" office:string-value="(x-29)" calcext:value-type="string">
            <text:p>(x-29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0"/>
          <table:table-cell table:style-name="ce181" table:number-columns-repeated="3"/>
          <table:table-cell table:style-name="ce202"/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4]" office:value-type="string" office:string-value="(x-18)" calcext:value-type="string">
            <text:p>(x-18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376" table:formula="of:=IF(ISBLANK([.M5]);&quot;&quot;;IF(AND([.$X$1];[$Synthèse.$G$1]);IF([.M5]=[$Données.B78];1;0);&quot;&quot;))">
            <text:p/>
          </table:table-cell>
          <table:table-cell table:style-name="ce380" table:formula="of:=IF(ISBLANK([.N5]);&quot;&quot;;IF(AND([.$X$1];[$Synthèse.$G$1]);IF([.N5]=[$Données.C78];1;0);&quot;&quot;))">
            <text:p/>
          </table:table-cell>
          <table:table-cell table:style-name="ce384" table:formula="of:=IF(ISBLANK([.O5]);&quot;&quot;;IF(AND([.$X$1];[$Synthèse.$G$1]);IF([.O5]=[$Données.D78];1;0);&quot;&quot;))">
            <text:p/>
          </table:table-cell>
          <table:table-cell table:style-name="ce389" table:formula="of:=IF(ISBLANK([.P5]);&quot;&quot;;IF(AND([.$X$1];[$Synthèse.$G$1]);IF([.P5]=[$Données.E78];1;0);&quot;&quot;))">
            <text:p/>
          </table:table-cell>
          <table:table-cell table:style-name="ce395" table:formula="of:=IF(ISBLANK([.Q5]);&quot;&quot;;IF([.$X$1];IF([.Q5]=[$Données.F78];1;0);&quot;&quot;))">
            <text:p/>
          </table:table-cell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5]" office:value-type="string" office:string-value="Signe de (x-29) / (x-18)" calcext:value-type="string">
            <text:p>Signe de (x-29) / (x-18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377" table:formula="of:=IF(AND([.$X$1];[.$X$2];[$Synthèse.$G$1]);[$Données.B78];&quot;&quot;)">
            <text:p/>
          </table:table-cell>
          <table:table-cell table:style-name="ce381" table:formula="of:=IF(AND([.$X$1];[.$X$2];[$Synthèse.$G$1]);[$Données.C78];&quot;&quot;)">
            <text:p/>
          </table:table-cell>
          <table:table-cell table:style-name="ce385" table:formula="of:=IF(AND([.$X$1];[.$X$2];[$Synthèse.$G$1]);[$Données.D78];&quot;&quot;)">
            <text:p/>
          </table:table-cell>
          <table:table-cell table:style-name="ce385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27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ce97"/>
          <table:covered-table-cell table:number-columns-repeated="6"/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style-name="ce74"/>
          <table:covered-table-cell table:number-columns-repeated="5" table:style-name="ce97"/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97" table:number-columns-repeated="1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53" table:formula="of:=IF(AND([.$X$1];[.$X$2];[$Synthèse.$G$1]);[Données.C72];&quot;&quot;)" table:number-columns-spanned="2" table:number-rows-spanned="1">
            <text:p/>
          </table:table-cell>
          <table:covered-table-cell table:style-name="ce153" table:formula="of:=#REF!" office:value-type="string" office:string-value="" calcext:value-type="error">
            <text:p>#RÉF !</text:p>
          </table:covered-table-cell>
          <table:table-cell table:style-name="ce153"/>
          <table:table-cell table:style-name="ce153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7"/>
          <table:table-cell table:style-name="ce336" table:formula="of:=[$Données.H85]" office:value-type="string" office:string-value="(x-29) / (x-18) &lt; 0" calcext:value-type="string" table:number-columns-spanned="4" table:number-rows-spanned="1">
            <text:p>(x-29) / (x-18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36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5]" office:value-type="string" office:string-value="(x-29)" calcext:value-type="string">
            <text:p>(x-29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153" table:formula="of:=IF(AND([.$X$1];[.$X$2];[$Synthèse.$G$1]);[Données.C73];&quot;&quot;)" table:number-columns-spanned="2" table:number-rows-spanned="1">
            <text:p/>
          </table:table-cell>
          <table:covered-table-cell table:style-name="ce153" table:formula="of:=IF([.B12]&lt;&gt;&quot;&quot;;IF(VALUE(COM.MICROSOFT.CONCAT(#REF!;[.B12]))=-#REF!;0;&quot;&quot;);&quot;&quot;)">
            <text:p/>
          </table:covered-table-cell>
          <table:table-cell table:style-name="ce153" table:formula="of:=IF(AND([.$X$1];[.$X$2];[$Synthèse.$G$1]);[Données.E73];&quot;&quot;)">
            <text:p/>
          </table:table-cell>
          <table:table-cell table:style-name="ce153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6]" office:value-type="string" office:string-value="(x-18)" calcext:value-type="string">
            <text:p>(x-18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153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153" table:formula="of:=IF(AND([.$X$1];[.$X$2];[$Synthèse.$G$1]);[Données.E74];&quot;&quot;)">
            <text:p/>
          </table:table-cell>
          <table:table-cell table:style-name="ce153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283" table:formula="of:=IF(ISBLANK([.M12]);&quot;&quot;;IF(AND([.$X$1];[$Synthèse.$G$1]);IF([.M12]=[$Données.B86];1;0);&quot;&quot;))">
            <text:p/>
          </table:table-cell>
          <table:table-cell table:style-name="ce288" table:formula="of:=IF(ISBLANK([.N12]);&quot;&quot;;IF(AND([.$X$1];[$Synthèse.$G$1]);IF([.N12]=[$Données.C86];1;0);&quot;&quot;))">
            <text:p/>
          </table:table-cell>
          <table:table-cell table:style-name="ce296" table:formula="of:=IF(ISBLANK([.O12]);&quot;&quot;;IF(AND([.$X$1];[$Synthèse.$G$1]);IF([.O12]=[$Données.D86];1;0);&quot;&quot;))">
            <text:p/>
          </table:table-cell>
          <table:table-cell table:style-name="ce392" table:formula="of:=IF(ISBLANK([.P12]);&quot;&quot;;IF(AND([.$X$1];[$Synthèse.$G$1]);IF([.P12]=[$Données.E86];1;0);&quot;&quot;))">
            <text:p/>
          </table:table-cell>
          <table:table-cell table:style-name="ce398" table:formula="of:=IF(ISBLANK([.Q12]);&quot;&quot;;IF(AND([.$X$1];[$Synthèse.$G$1]);IF([.Q12]=[$Données.F86];1;0);&quot;&quot;))">
            <text:p/>
          </table:table-cell>
          <table:table-cell table:style-name="ce402" table:formula="of:=IF(ISBLANK([.R12]);&quot;&quot;;IF(AND([.$X$1];[$Synthèse.$G$1]);IF([.R12]=[$Données.G86];1;0);&quot;&quot;))">
            <text:p/>
          </table:table-cell>
          <table:table-cell table:style-name="ce405" table:formula="of:=IF(ISBLANK([.S12]);&quot;&quot;;IF(AND([.$X$1];[$Synthèse.$G$1]);IF([.S12]=[$Données.H86];1;0);&quot;&quot;))">
            <text:p/>
          </table:table-cell>
          <table:table-cell table:style-name="ce407" table:formula="of:=IF(ISBLANK([.T12]);&quot;&quot;;IF(AND([.$X$1];[$Synthèse.$G$1]);IF([.T12]=[$Données.I86];1;0);&quot;&quot;))">
            <text:p/>
          </table:table-cell>
          <table:table-cell table:style-name="ce409" table:formula="of:=IF(ISBLANK([.U12]);&quot;&quot;;IF(AND([.$X$1];[$Synthèse.$G$1]);IF([.U12]=[$Données.J86];1;0);&quot;&quot;))">
            <text:p/>
          </table:table-cell>
          <table:table-cell table:style-name="ce411" table:formula="of:=IF(ISBLANK([.V12]);&quot;&quot;;IF(AND([.$X$1];[$Synthèse.$G$1]);IF([.V12]=[$Données.K86];1;0);&quot;&quot;))">
            <text:p/>
          </table:table-cell>
          <table:table-cell table:style-name="ce339" table:formula="of:=IF(ISBLANK([.W12]);&quot;&quot;;IF(AND([.$X$1];[$Synthèse.$G$1]);IF([.W12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7]" office:value-type="string" office:string-value="Signe de (x-29) / (x-18)" calcext:value-type="string">
            <text:p>Signe de (x-29) / (x-18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153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153" table:formula="of:=IF(AND([.$X$1];[.$X$2];[$Synthèse.$G$1]);[Données.E75];&quot;&quot;)">
            <text:p/>
          </table:table-cell>
          <table:table-cell table:style-name="ce153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284" table:formula="of:=IF(AND([.$X$1];[.$X$2];[$Synthèse.$G$1]);[$Données.B87];&quot;&quot;)">
            <text:p/>
          </table:table-cell>
          <table:table-cell table:style-name="ce291" table:formula="of:=IF(AND([.$X$1];[.$X$2];[$Synthèse.$G$1]);[$Données.C87];&quot;&quot;)">
            <text:p/>
          </table:table-cell>
          <table:table-cell table:style-name="ce298" table:formula="of:=IF(AND([.$X$1];[.$X$2];[$Synthèse.$G$1]);[$Données.D87];&quot;&quot;)">
            <text:p/>
          </table:table-cell>
          <table:table-cell table:style-name="ce393" table:formula="of:=IF(AND([.$X$1];[.$X$2];[$Synthèse.$G$1]);[$Données.E87];&quot;&quot;)">
            <text:p/>
          </table:table-cell>
          <table:table-cell table:style-name="ce399" table:formula="of:=IF(AND([.$X$1];[.$X$2];[$Synthèse.$G$1]);[$Données.F87];&quot;&quot;)">
            <text:p/>
          </table:table-cell>
          <table:table-cell table:style-name="ce322" table:formula="of:=IF(AND([.$X$1];[.$X$2];[$Synthèse.$G$1]);[$Données.G87];&quot;&quot;)">
            <text:p/>
          </table:table-cell>
          <table:table-cell table:style-name="ce406" table:formula="of:=IF(AND([.$X$1];[.$X$2];[$Synthèse.$G$1]);[$Données.H87];&quot;&quot;)">
            <text:p/>
          </table:table-cell>
          <table:table-cell table:style-name="ce329" table:formula="of:=IF(AND([.$X$1];[.$X$2];[$Synthèse.$G$1]);[$Données.I87];&quot;&quot;)">
            <text:p/>
          </table:table-cell>
          <table:table-cell table:style-name="ce410" table:formula="of:=IF(AND([.$X$1];[.$X$2];[$Synthèse.$G$1]);[$Données.J87];&quot;&quot;)">
            <text:p/>
          </table:table-cell>
          <table:table-cell table:style-name="ce412" table:formula="of:=IF(AND([.$X$1];[.$X$2];[$Synthèse.$G$1]);[$Données.K87];&quot;&quot;)">
            <text:p/>
          </table:table-cell>
          <table:table-cell table:style-name="ce340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97"/>
          <table:table-cell table:style-name="ce78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3" table:style-name="ce244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01"/>
          <table:table-cell table:style-name="ce310"/>
          <table:table-cell table:style-name="ce400"/>
          <table:table-cell table:style-name="ce404"/>
          <table:table-cell table:style-name="ce70" table:number-columns-repeated="2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01"/>
          <table:table-cell table:style-name="ce310"/>
          <table:table-cell table:style-name="ce400"/>
          <table:table-cell table:style-name="ce404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1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 table:number-columns-repeated="23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4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6" draw:text-style-name="P2" svg:x1="16.118cm" svg:y1="5.954cm" svg:x2="16.118cm" svg:y2="10.464cm">
            <text:p/>
          </draw:line>
          <draw:line draw:z-index="2" draw:style-name="gr5" draw:text-style-name="P2" svg:x1="20.68cm" svg:y1="5.949cm" svg:x2="20.68cm" svg:y2="10.441cm">
            <text:p/>
          </draw:line>
          <draw:line draw:z-index="3" draw:style-name="gr6" draw:text-style-name="P2" svg:x1="16.015cm" svg:y1="13.384cm" svg:x2="16.015cm" svg:y2="17.878cm">
            <text:p/>
          </draw:line>
          <draw:line draw:z-index="4" draw:style-name="gr5" draw:text-style-name="P2" svg:x1="20.608cm" svg:y1="13.428cm" svg:x2="20.608cm" svg:y2="17.902cm">
            <text:p/>
          </draw:line>
          <draw:control draw:z-index="5" draw:style-name="gr7" draw:text-style-name="P6" svg:width="0.608cm" svg:height="0.107cm" svg:x="21.332cm" svg:y="23.211cm" draw:control="control13"/>
          <draw:control draw:z-index="6" draw:style-name="gr4" draw:text-style-name="P5" svg:width="3.99cm" svg:height="1.68cm" svg:x="29.383cm" svg:y="0.603cm" draw:control="control14"/>
          <draw:control draw:z-index="7" draw:style-name="gr4" draw:text-style-name="P5" svg:width="4.019cm" svg:height="1.68cm" svg:x="35.634cm" svg:y="0.667cm" draw:control="control15"/>
          <draw:control draw:z-index="8" draw:style-name="gr1" draw:text-style-name="P1" svg:width="5.252cm" svg:height="1.5cm" svg:x="0.611cm" svg:y="19.363cm" draw:control="control16"/>
          <draw:control draw:z-index="9" draw:style-name="gr1" draw:text-style-name="P1" svg:width="11.496cm" svg:height="1.5cm" svg:x="7.207cm" svg:y="19.362c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992" table:default-cell-style-name="ce41"/>
        <table:table-row table:style-name="ro9">
          <table:table-cell table:style-name="ce416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34"/>
          <table:covered-table-cell table:number-columns-repeated="3" table:style-name="ce446"/>
          <table:covered-table-cell table:style-name="ce118"/>
          <table:covered-table-cell table:style-name="ce125"/>
          <table:covered-table-cell table:style-name="ce462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covered-table-cell table:style-name="ce66"/>
          <table:covered-table-cell table:style-name="ce416"/>
          <table:covered-table-cell table:style-name="ce434"/>
          <table:covered-table-cell table:number-columns-repeated="3" table:style-name="ce446"/>
          <table:covered-table-cell table:number-columns-repeated="2" table:style-name="ce358"/>
          <table:covered-table-cell table:style-name="ce462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9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7x+2)(3x-7) = 0" calcext:value-type="string" table:number-columns-spanned="3" table:number-rows-spanned="1">
            <text:p>(7x+2)(3x-7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1]" office:value-type="string" office:string-value="Signe de (7x+2)" calcext:value-type="string">
            <text:p>Signe de (7x+2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2]" office:value-type="string" office:string-value="Signe de (3x-7)" calcext:value-type="string">
            <text:p>Signe de (3x-7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13"/>
          <table:table-cell table:style-name="ce44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3]" office:value-type="string" office:string-value="Signe de (7x+2)(3x-7)" calcext:value-type="string">
            <text:p>Signe de (7x+2)(3x-7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13"/>
          <table:table-cell table:style-name="ce44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13" table:number-columns-repeated="9"/>
          <table:table-cell table:style-name="ce471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43"/>
          <table:table-cell table:style-name="ce443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49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9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7x+2)(3x-7) ≤ 0" calcext:value-type="string" table:number-columns-spanned="4" table:number-rows-spanned="1">
            <text:p>(7x+2)(3x-7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391" table:formula="of:=[.A5]" office:value-type="string" office:string-value="Signe de (7x+2)" calcext:value-type="string">
            <text:p>Signe de (7x+2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43" table:formula="of:=IF(AND([.$X$1];[.$X$2];[$Synthèse.$G$1]);[Données.C101];&quot;&quot;)" table:number-columns-spanned="2" table:number-rows-spanned="1">
            <text:p/>
          </table:table-cell>
          <table:covered-table-cell table:style-name="ce443"/>
          <table:table-cell table:style-name="ce449" table:formula="of:=IF(AND([.$X$1];[.$X$2];[$Synthèse.$G$1]);[Données.E101];&quot;&quot;)">
            <text:p/>
          </table:table-cell>
          <table:table-cell table:style-name="ce443" table:formula="of:=IF(AND([.$X$1];[.$X$2];[$Synthèse.$G$1]);[Données.F101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5" table:formula="of:=[.A6]" office:value-type="string" office:string-value="Signe de (3x-7)" calcext:value-type="string">
            <text:p>Signe de (3x-7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43" table:formula="of:=IF(AND([.$X$1];[.$X$2];[$Synthèse.$G$1]);[Données.C102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G$1]);[Données.E102];&quot;&quot;)">
            <text:p/>
          </table:table-cell>
          <table:table-cell table:style-name="ce443" table:formula="of:=IF(AND([.$X$1];[.$X$2];[$Synthèse.$G$1]);[Données.F102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4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992"/>
        </table:table-row>
        <table:table-row table:style-name="ro9">
          <table:table-cell table:style-name="ce5" table:formula="of:=[.A7]" office:value-type="string" office:string-value="Signe de (7x+2)(3x-7)" calcext:value-type="string">
            <text:p>Signe de (7x+2)(3x-7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4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Default"/>
          <table:table-cell table:style-name="ce471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1"/>
          <table:covered-table-cell table:number-columns-repeated="3" table:style-name="ce18"/>
          <table:table-cell table:style-name="ce333" table:number-columns-repeated="3"/>
          <table:table-cell table:number-columns-repeated="992"/>
        </table:table-row>
        <table:table-row table:style-name="ro9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number-columns-repeated="2"/>
          <table:table-cell table:style-name="Default"/>
          <table:table-cell table:style-name="ce90"/>
          <table:table-cell table:number-columns-repeated="1011"/>
        </table:table-row>
        <table:table-row table:style-name="ro9">
          <table:table-cell table:number-columns-repeated="1015"/>
        </table:table-row>
        <table:table-row table:style-name="ro9">
          <table:table-cell table:number-columns-repeated="2"/>
          <table:table-cell table:style-name="Default"/>
          <table:table-cell table:number-columns-repeated="1012"/>
        </table:table-row>
        <table:table-row table:style-name="ro9" table:number-rows-repeated="1048556">
          <table:table-cell table:number-columns-repeated="1015"/>
        </table:table-row>
        <table:table-row table:style-name="ro9">
          <table:table-cell table:number-columns-repeated="1015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control draw:z-index="1" draw:style-name="gr7" draw:text-style-name="P6" svg:width="0.608cm" svg:height="0.107cm" svg:x="21.332cm" svg:y="23.211cm" draw:control="control18"/>
          <draw:control draw:z-index="2" draw:style-name="gr4" draw:text-style-name="P5" svg:width="3.99cm" svg:height="1.68cm" svg:x="33.083cm" svg:y="0.603cm" draw:control="control19"/>
          <draw:control draw:z-index="3" draw:style-name="gr4" draw:text-style-name="P5" svg:width="4.019cm" svg:height="1.68cm" svg:x="39.334cm" svg:y="0.667cm" draw:control="control20"/>
          <draw:line draw:z-index="4" draw:style-name="gr6" draw:text-style-name="P2" svg:x1="18.563cm" svg:y1="5.93cm" svg:x2="18.563cm" svg:y2="8.941cm">
            <text:p/>
          </draw:line>
          <draw:line draw:z-index="5" draw:style-name="gr5" draw:text-style-name="P2" svg:x1="24.9cm" svg:y1="5.886cm" svg:x2="24.9cm" svg:y2="8.885cm">
            <text:p/>
          </draw:line>
          <draw:line draw:z-index="6" draw:style-name="gr5" draw:text-style-name="P2" svg:x1="18.599cm" svg:y1="16.45cm" svg:x2="18.599cm" svg:y2="19.44cm">
            <text:p/>
          </draw:line>
          <draw:line draw:z-index="7" draw:style-name="gr5" draw:text-style-name="P2" svg:x1="24.938cm" svg:y1="16.372cm" svg:x2="24.938cm" svg:y2="19.408cm">
            <text:p/>
          </draw:line>
          <draw:control draw:z-index="8" draw:style-name="gr1" draw:text-style-name="P1" svg:width="5.145cm" svg:height="1.5cm" svg:x="0.3cm" svg:y="22.41cm" draw:control="control21"/>
          <draw:control draw:z-index="9" draw:style-name="gr1" draw:text-style-name="P1" svg:width="11.496cm" svg:height="1.5cm" svg:x="6.423cm" svg:y="22.41cm" draw:control="control22"/>
        </table:shapes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14" table:default-cell-style-name="ce97"/>
        <table:table-column table:style-name="co6" table:number-columns-repeated="3" table:default-cell-style-name="ce97"/>
        <table:table-column table:style-name="co20" table:number-columns-repeated="11" table:default-cell-style-name="ce97"/>
        <table:table-column table:style-name="co6" table:default-cell-style-name="ce97"/>
        <table:table-column table:style-name="co1" table:number-columns-repeated="40" table:default-cell-style-name="ce97"/>
        <table:table-row table:style-name="ro9">
          <table:table-cell table:style-name="ce72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24"/>
          <table:covered-table-cell table:number-columns-repeated="3" table:style-name="ce154"/>
          <table:covered-table-cell table:style-name="ce112"/>
          <table:covered-table-cell table:style-name="ce115"/>
          <table:covered-table-cell table:style-name="ce375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9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covered-table-cell table:number-columns-repeated="2" table:style-name="ce210"/>
          <table:covered-table-cell table:style-name="ce375"/>
          <table:covered-table-cell table:style-name="ce401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53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4x-1) / (-11x+4) = 0" calcext:value-type="string" table:number-columns-spanned="3" table:number-rows-spanned="1">
            <text:p>(4x-1) / (-11x+4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29]" office:value-type="string" office:string-value="Signe de (4x-1)" calcext:value-type="string">
            <text:p>Signe de (4x-1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0]" office:value-type="string" office:string-value="Signe de (-11x+4)" calcext:value-type="string">
            <text:p>Signe de (-11x+4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64"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5]);&quot;&quot;;IF(AND([.$X$1];[$Synthèse.$G$1]);IF([.M5]=[$Données.B134];1;0);&quot;&quot;))">
            <text:p/>
          </table:table-cell>
          <table:table-cell table:style-name="ce599" table:formula="of:=IF(ISBLANK([.N5]);&quot;&quot;;IF(AND([.$X$1];[$Synthèse.$G$1]);IF([.N5]=[$Données.C134];1;0);&quot;&quot;))">
            <text:p/>
          </table:table-cell>
          <table:table-cell table:style-name="ce603" table:formula="of:=IF(ISBLANK([.O5]);&quot;&quot;;IF(AND([.$X$1];[$Synthèse.$G$1]);IF([.O5]=[$Données.D134];1;0);&quot;&quot;))">
            <text:p/>
          </table:table-cell>
          <table:table-cell table:style-name="ce614" table:formula="of:=IF(ISBLANK([.P5]);&quot;&quot;;IF(AND([.$X$1];[$Synthèse.$G$1]);IF([.P5]=[$Données.E134];1;0);&quot;&quot;))">
            <text:p/>
          </table:table-cell>
          <table:table-cell table:style-name="ce689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1]" office:value-type="string" office:string-value="Signe de (4x-1) / (-11x+4)" calcext:value-type="string">
            <text:p>Signe de (4x-1) / (-11x+4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64"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style-name="ce272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9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64"/>
          <table:table-cell table:style-name="ce64"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style-name="ce74"/>
          <table:covered-table-cell table:number-columns-repeated="5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number-columns-repeated="16"/>
          <table:table-cell table:style-name="ce64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28];&quot;&quot;)" table:number-columns-spanned="2" table:number-rows-spanned="1">
            <text:p/>
          </table:table-cell>
          <table:covered-table-cell table:style-name="ce588"/>
          <table:table-cell table:style-name="ce588"/>
          <table:table-cell table:style-name="ce501" table:formula="of:=IF(AND([.$X$1];[.$X$2];[$Synthèse.$G$1]);[Données.F128];&quot;&quot;)" table:number-columns-spanned="2" table:number-rows-spanned="1">
            <text:p/>
          </table:table-cell>
          <table:covered-table-cell table:style-name="ce587"/>
          <table:table-cell table:style-name="ce508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36" table:formula="of:=[$Données.H141]" office:value-type="string" office:string-value="(4x-1) / (-11x+4) &lt; 0" calcext:value-type="string" table:number-columns-spanned="3" table:number-rows-spanned="1">
            <text:p>(4x-1) / (-11x+4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36"/>
          <table:table-cell table:style-name="ce263"/>
          <table:table-cell table:style-name="ce271"/>
          <table:table-cell table:number-columns-repeated="41"/>
        </table:table-row>
        <table:table-row table:style-name="ro9">
          <table:table-cell table:style-name="ce60" table:formula="of:=[.A5]" office:value-type="string" office:string-value="Signe de (4x-1)" calcext:value-type="string">
            <text:p>Signe de (4x-1)</text:p>
          </table:table-cell>
          <table:table-cell table:style-name="ce499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587" table:formula="of:=IF(AND([.$X$1];[.$X$2];[$Synthèse.$G$1]);[Données.C129];&quot;&quot;)" table:number-columns-spanned="2" table:number-rows-spanned="1">
            <text:p/>
          </table:table-cell>
          <table:covered-table-cell table:style-name="ce588"/>
          <table:table-cell table:style-name="ce587" table:formula="of:=IF(AND([.$X$1];[.$X$2];[$Synthèse.$G$1]);[Données.E129];&quot;&quot;)">
            <text:p/>
          </table:table-cell>
          <table:table-cell table:style-name="ce588" table:formula="of:=IF(AND([.$X$1];[.$X$2];[$Synthèse.$G$1]);[Données.F129];&quot;&quot;)" table:number-columns-spanned="2" table:number-rows-spanned="1">
            <text:p/>
          </table:table-cell>
          <table:covered-table-cell table:style-name="ce587"/>
          <table:table-cell table:style-name="ce509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76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9">
          <table:table-cell table:style-name="ce60" table:formula="of:=[.A6]" office:value-type="string" office:string-value="Signe de (-11x+4)" calcext:value-type="string">
            <text:p>Signe de (-11x+4)</text:p>
          </table:table-cell>
          <table:table-cell table:style-name="ce499" table:formula="of:=IF(AND([.$X$1];[.$X$2];[$Synthèse.$G$1]);[Données.B130];&quot;&quot;)">
            <text:p/>
          </table:table-cell>
          <table:table-cell table:style-name="ce588" table:formula="of:=IF(AND([.$X$1];[.$X$2];[$Synthèse.$G$1]);[Données.C130];&quot;&quot;)" table:number-columns-spanned="2" table:number-rows-spanned="1">
            <text:p/>
          </table:table-cell>
          <table:covered-table-cell table:style-name="ce587"/>
          <table:table-cell table:style-name="ce587" table:formula="of:=IF(AND([.$X$1];[.$X$2];[$Synthèse.$G$1]);[Données.E130];&quot;&quot;)">
            <text:p/>
          </table:table-cell>
          <table:table-cell table:style-name="ce587" table:formula="of:=IF(AND([.$X$1];[.$X$2];[$Synthèse.$G$1]);[Données.F130];&quot;&quot;)" table:number-columns-spanned="2" table:number-rows-spanned="1">
            <text:p/>
          </table:table-cell>
          <table:covered-table-cell table:style-name="ce587"/>
          <table:table-cell table:style-name="ce509" table:formula="of:=IF(AND([.$X$1];[.$X$2];[$Synthèse.$G$1]);[Données.H130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12" table:formula="of:=IF(ISBLANK([.M12]);&quot;&quot;;IF(AND([.$X$1];[$Synthèse.$G$1]);IF([.M12]=[$Données.B142];1;0);&quot;&quot;))">
            <text:p/>
          </table:table-cell>
          <table:table-cell table:style-name="ce517" table:formula="of:=IF(ISBLANK([.N12]);&quot;&quot;;IF(AND([.$X$1];[$Synthèse.$G$1]);IF([.N12]=[$Données.C142];1;0);&quot;&quot;))">
            <text:p/>
          </table:table-cell>
          <table:table-cell table:style-name="ce523" table:formula="of:=IF(ISBLANK([.O12]);&quot;&quot;;IF(AND([.$X$1];[$Synthèse.$G$1]);IF([.O12]=[$Données.D142];1;0);&quot;&quot;))">
            <text:p/>
          </table:table-cell>
          <table:table-cell table:style-name="ce616" table:formula="of:=IF(ISBLANK([.P12]);&quot;&quot;;IF(AND([.$X$1];[$Synthèse.$G$1]);IF([.P12]=[$Données.E142];1;0);&quot;&quot;))">
            <text:p/>
          </table:table-cell>
          <table:table-cell table:style-name="ce691" table:formula="of:=IF(ISBLANK([.Q12]);&quot;&quot;;IF(AND([.$X$1];[$Synthèse.$G$1]);IF([.Q12]=[$Données.F142];1;0);&quot;&quot;))">
            <text:p/>
          </table:table-cell>
          <table:table-cell table:style-name="ce693" table:formula="of:=IF(ISBLANK([.R12]);&quot;&quot;;IF(AND([.$X$1];[$Synthèse.$G$1]);IF([.R12]=[$Données.G142];1;0);&quot;&quot;))">
            <text:p/>
          </table:table-cell>
          <table:table-cell table:style-name="ce696" table:formula="of:=IF(ISBLANK([.S12]);&quot;&quot;;IF(AND([.$X$1];[$Synthèse.$G$1]);IF([.S12]=[$Données.H142];1;0);&quot;&quot;))">
            <text:p/>
          </table:table-cell>
          <table:table-cell table:style-name="ce699" table:formula="of:=IF(ISBLANK([.T12]);&quot;&quot;;IF(AND([.$X$1];[$Synthèse.$G$1]);IF([.T12]=[$Données.I142];1;0);&quot;&quot;))">
            <text:p/>
          </table:table-cell>
          <table:table-cell table:style-name="ce704" table:formula="of:=IF(ISBLANK([.U12]);&quot;&quot;;IF(AND([.$X$1];[$Synthèse.$G$1]);IF([.U12]=[$Données.J142];1;0);&quot;&quot;))">
            <text:p/>
          </table:table-cell>
          <table:table-cell table:style-name="ce707" table:formula="of:=IF(ISBLANK([.V12]);&quot;&quot;;IF(AND([.$X$1];[$Synthèse.$G$1]);IF([.V12]=[$Données.K142];1;0);&quot;&quot;))">
            <text:p/>
          </table:table-cell>
          <table:table-cell table:style-name="ce546" table:formula="of:=IF(ISBLANK([.W12]);&quot;&quot;;IF(AND([.$X$1];[$Synthèse.$G$1]);IF([.W12]=[$Données.L142];1;0);&quot;&quot;))">
            <text:p/>
          </table:table-cell>
          <table:table-cell table:number-columns-repeated="41"/>
        </table:table-row>
        <table:table-row table:style-name="ro9">
          <table:table-cell table:style-name="ce60" table:formula="of:=[.A7]" office:value-type="string" office:string-value="Signe de (4x-1) / (-11x+4)" calcext:value-type="string">
            <text:p>Signe de (4x-1) / (-11x+4)</text:p>
          </table:table-cell>
          <table:table-cell table:style-name="ce500" table:formula="of:=IF(AND([.$X$1];[.$X$2];[$Synthèse.$G$1]);[Données.B131];&quot;&quot;)">
            <text:p/>
          </table:table-cell>
          <table:table-cell table:style-name="ce153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2]=0;[.D13]=0);0;&quot;&quot;)" office:value-type="float" office:value="0" calcext:value-type="float">
            <text:p>0</text:p>
          </table:covered-table-cell>
          <table:table-cell table:style-name="ce153" table:formula="of:=IF(AND([.$X$1];[.$X$2];[$Synthèse.$G$1]);[Données.E131];&quot;&quot;)">
            <text:p/>
          </table:table-cell>
          <table:table-cell table:style-name="ce153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3" table:formula="of:=IF(AND([.$X$1];[.$X$2];[$Synthèse.$G$1]);[$Données.B143];&quot;&quot;)">
            <text:p/>
          </table:table-cell>
          <table:table-cell table:style-name="ce518" table:formula="of:=IF(AND([.$X$1];[.$X$2];[$Synthèse.$G$1]);[$Données.C143];&quot;&quot;)">
            <text:p/>
          </table:table-cell>
          <table:table-cell table:style-name="ce518" table:formula="of:=IF(AND([.$X$1];[.$X$2];[$Synthèse.$G$1]);[$Données.D143];&quot;&quot;)">
            <text:p/>
          </table:table-cell>
          <table:table-cell table:style-name="ce530" table:formula="of:=IF(AND([.$X$1];[.$X$2];[$Synthèse.$G$1]);[$Données.E143];&quot;&quot;)">
            <text:p/>
          </table:table-cell>
          <table:table-cell table:style-name="ce518" table:formula="of:=IF(AND([.$X$1];[.$X$2];[$Synthèse.$G$1]);[$Données.F143];&quot;&quot;)">
            <text:p/>
          </table:table-cell>
          <table:table-cell table:style-name="ce538" table:formula="of:=IF(AND([.$X$1];[.$X$2];[$Synthèse.$G$1]);[$Données.G143];&quot;&quot;)">
            <text:p/>
          </table:table-cell>
          <table:table-cell table:style-name="ce518" table:formula="of:=IF(AND([.$X$1];[.$X$2];[$Synthèse.$G$1]);[$Données.H143];&quot;&quot;)">
            <text:p/>
          </table:table-cell>
          <table:table-cell table:style-name="ce530" table:formula="of:=IF(AND([.$X$1];[.$X$2];[$Synthèse.$G$1]);[$Données.I143];&quot;&quot;)">
            <text:p/>
          </table:table-cell>
          <table:table-cell table:style-name="ce518" table:formula="of:=IF(AND([.$X$1];[.$X$2];[$Synthèse.$G$1]);[$Données.J143];&quot;&quot;)">
            <text:p/>
          </table:table-cell>
          <table:table-cell table:style-name="ce518" table:formula="of:=IF(AND([.$X$1];[.$X$2];[$Synthèse.$G$1]);[$Données.K143];&quot;&quot;)">
            <text:p/>
          </table:table-cell>
          <table:table-cell table:style-name="ce547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6"/>
          <table:table-cell table:style-name="ce78" table:number-columns-repeated="8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5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3" table:style-name="ce244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6"/>
          <table:table-cell table:number-columns-repeated="5"/>
          <table:table-cell table:style-name="ce70" table:number-columns-repeated="3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2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3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5"/>
          <table:table-cell table:number-columns-repeated="41"/>
        </table:table-row>
        <table:table-row table:style-name="ro9">
          <table:table-cell table:style-name="ce74" table:number-columns-spanned="5" table:number-rows-spanned="1"/>
          <table:covered-table-cell table:number-columns-repeated="4"/>
          <table:table-cell table:number-columns-repeated="59"/>
        </table:table-row>
        <table:table-row table:style-name="ro9" table:number-rows-repeated="1048556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6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6" draw:text-style-name="P2" svg:x1="22.21cm" svg:y1="5.996cm" svg:x2="22.21cm" svg:y2="11.993cm">
            <text:p/>
          </draw:line>
          <draw:line draw:z-index="2" draw:style-name="gr5" draw:text-style-name="P2" svg:x1="30.454cm" svg:y1="5.926cm" svg:x2="30.454cm" svg:y2="11.945cm">
            <text:p/>
          </draw:line>
          <draw:line draw:z-index="3" draw:style-name="gr6" draw:text-style-name="P2" svg:x1="22.211cm" svg:y1="14.932cm" svg:x2="22.211cm" svg:y2="20.928cm">
            <text:p/>
          </draw:line>
          <draw:line draw:z-index="4" draw:style-name="gr5" draw:text-style-name="P2" svg:x1="30.489cm" svg:y1="14.921cm" svg:x2="30.489cm" svg:y2="20.822cm">
            <text:p/>
          </draw:line>
          <draw:line draw:z-index="5" draw:style-name="gr6" draw:text-style-name="P2" svg:x1="38.774cm" svg:y1="5.94cm" svg:x2="38.774cm" svg:y2="11.918cm">
            <text:p/>
          </draw:line>
          <draw:line draw:z-index="6" draw:style-name="gr5" draw:text-style-name="P2" svg:x1="38.748cm" svg:y1="14.877cm" svg:x2="38.748cm" svg:y2="20.849cm">
            <text:p/>
          </draw:line>
          <draw:control draw:z-index="7" draw:style-name="gr4" draw:text-style-name="P5" svg:width="4.019cm" svg:height="1.68cm" svg:x="32.609cm" svg:y="0.592cm" draw:control="control23"/>
          <draw:control draw:z-index="8" draw:style-name="gr4" draw:text-style-name="P5" svg:width="3.99cm" svg:height="1.68cm" svg:x="27.658cm" svg:y="0.564cm" draw:control="control24"/>
          <draw:control draw:z-index="9" draw:style-name="gr1" draw:text-style-name="P1" svg:width="7cm" svg:height="1.5cm" svg:x="0.451cm" svg:y="37.211cm" draw:control="control25"/>
          <draw:control draw:z-index="10" draw:style-name="gr1" draw:text-style-name="P1" svg:width="11.496cm" svg:height="1.5cm" svg:x="8.133cm" svg:y="37.17c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column table:style-name="co1" table:number-columns-repeated="946" table:default-cell-style-name="Default"/>
        <table:table-row table:style-name="ro9">
          <table:table-cell table:style-name="ce416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34"/>
          <table:covered-table-cell table:number-columns-repeated="3" table:style-name="ce446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covered-table-cell table:style-name="ce66"/>
          <table:covered-table-cell table:style-name="ce416"/>
          <table:covered-table-cell table:style-name="ce434"/>
          <table:covered-table-cell table:number-columns-repeated="3" table:style-name="ce446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7]" office:value-type="string" office:string-value="Signe de (10x+1)" calcext:value-type="string">
            <text:p>Signe de (10x+1)</text:p>
          </table:table-cell>
          <table:table-cell table:style-name="ce89"/>
          <table:table-cell table:style-name="ce757" table:number-columns-spanned="2" table:number-rows-spanned="1"/>
          <table:covered-table-cell table:style-name="ce800"/>
          <table:table-cell table:style-name="ce800"/>
          <table:table-cell table:style-name="ce800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8]" office:value-type="string" office:string-value="Signe de (6x+2)" calcext:value-type="string">
            <text:p>Signe de (6x+2)</text:p>
          </table:table-cell>
          <table:table-cell table:style-name="ce89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9]" office:value-type="string" office:string-value="Signe de (-9x-5)" calcext:value-type="string">
            <text:p>Signe de (-9x-5)</text:p>
          </table:table-cell>
          <table:table-cell table:style-name="ce89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60]" office:value-type="string" office:string-value="Signe de (10x+1)(6x+2)(-9x-5)" calcext:value-type="string">
            <text:p>Signe de (10x+1)(6x+2)(-9x-5)</text:p>
          </table:table-cell>
          <table:table-cell table:style-name="ce89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43"/>
          <table:table-cell table:style-name="ce443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49"/>
          <table:table-cell table:style-name="ce449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99"/>
        </table:table-row>
        <table:table-row table:style-name="ro9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43" table:formula="of:=IF(AND([.$X$1];[.$X$2];[$Synthèse.$G$1]);[Données.C157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57];&quot;&quot;)">
            <text:p/>
          </table:table-cell>
          <table:table-cell table:style-name="ce443" table:formula="of:=IF(AND([.$X$1];[.$X$2];[$Synthèse.$G$1]);[Données.F157];&quot;&quot;)" table:number-columns-spanned="2" table:number-rows-spanned="1">
            <text:p/>
          </table:table-cell>
          <table:covered-table-cell table:style-name="ce449"/>
          <table:table-cell table:style-name="ce443" table:formula="of:=IF(AND([.$X$1];[.$X$2];[$Synthèse.$G$1]);[Données.H157];&quot;&quot;)">
            <text:p/>
          </table:table-cell>
          <table:table-cell table:style-name="ce443" table:formula="of:=IF(AND([.$X$1];[.$X$2];[$Synthèse.$G$1]);[Données.I157];&quot;&quot;)" table:number-columns-spanned="2" table:number-rows-spanned="1">
            <text:p/>
          </table:table-cell>
          <table:covered-table-cell table:style-name="ce449"/>
          <table:table-cell table:style-name="ce157" table:formula="of:=IF(AND([.$X$1];[.$X$2];[$Synthèse.$G$1]);[Données.K157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43" table:formula="of:=IF(AND([.$X$1];[.$X$2];[$Synthèse.$G$1]);[Données.C158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58];&quot;&quot;)">
            <text:p/>
          </table:table-cell>
          <table:table-cell table:style-name="ce443" table:formula="of:=IF(AND([.$X$1];[.$X$2];[$Synthèse.$G$1]);[Données.F158];&quot;&quot;)" table:number-columns-spanned="2" table:number-rows-spanned="1">
            <text:p/>
          </table:table-cell>
          <table:covered-table-cell table:style-name="ce449"/>
          <table:table-cell table:style-name="ce443" table:formula="of:=IF(AND([.$X$1];[.$X$2];[$Synthèse.$G$1]);[Données.H158];&quot;&quot;)">
            <text:p/>
          </table:table-cell>
          <table:table-cell table:style-name="ce443" table:formula="of:=IF(AND([.$X$1];[.$X$2];[$Synthèse.$G$1]);[Données.I158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K158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7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43" table:formula="of:=IF(AND([.$X$1];[.$X$2];[$Synthèse.$G$1]);[Données.C159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59];&quot;&quot;)">
            <text:p/>
          </table:table-cell>
          <table:table-cell table:style-name="ce443" table:formula="of:=IF(AND([.$X$1];[.$X$2];[$Synthèse.$G$1]);[Données.F159];&quot;&quot;)" table:number-columns-spanned="2" table:number-rows-spanned="1">
            <text:p/>
          </table:table-cell>
          <table:covered-table-cell table:style-name="ce449"/>
          <table:table-cell table:style-name="ce443" table:formula="of:=IF(AND([.$X$1];[.$X$2];[$Synthèse.$G$1]);[Données.H159];&quot;&quot;)">
            <text:p/>
          </table:table-cell>
          <table:table-cell table:style-name="ce443" table:formula="of:=IF(AND([.$X$1];[.$X$2];[$Synthèse.$G$1]);[Données.I159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.A8]" office:value-type="string" office:string-value="Signe de (10x+1)(6x+2)(-9x-5)" calcext:value-type="string">
            <text:p>Signe de (10x+1)(6x+2)(-9x-5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43" table:formula="of:=IF(AND([.$X$1];[.$X$2];[$Synthèse.$G$1]);[Données.C160];&quot;&quot;)" table:number-columns-spanned="2" table:number-rows-spanned="1">
            <text:p/>
          </table:table-cell>
          <table:covered-table-cell table:style-name="ce805"/>
          <table:table-cell table:style-name="ce443" table:formula="of:=IF(AND([.$X$1];[.$X$2];[$Synthèse.$G$1]);[Données.E160];&quot;&quot;)">
            <text:p/>
          </table:table-cell>
          <table:table-cell table:style-name="ce805" table:formula="of:=IF(AND([.$X$1];[.$X$2];[$Synthèse.$G$1]);[Données.F160];&quot;&quot;)" table:number-columns-spanned="2" table:number-rows-spanned="1">
            <text:p/>
          </table:table-cell>
          <table:covered-table-cell table:style-name="ce850"/>
          <table:table-cell table:style-name="ce850" table:formula="of:=IF(AND([.$X$1];[.$X$2];[$Synthèse.$G$1]);[Données.H160];&quot;&quot;)">
            <text:p/>
          </table:table-cell>
          <table:table-cell table:style-name="ce805" table:formula="of:=IF(AND([.$X$1];[.$X$2];[$Synthèse.$G$1]);[Données.I160];&quot;&quot;)" table:number-columns-spanned="2" table:number-rows-spanned="1">
            <text:p/>
          </table:table-cell>
          <table:covered-table-cell table:style-name="ce850"/>
          <table:table-cell table:style-name="ce158" table:formula="of:=IF(AND([.$X$1];[.$X$2];[$Synthèse.$G$1]);[Données.K160];&quot;&quot;)">
            <text:p/>
          </table:table-cell>
          <table:table-cell table:number-columns-repeated="999"/>
        </table:table-row>
        <table:table-row table:style-name="ro9">
          <table:table-cell table:number-columns-repeated="101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724" table:formula="of:=[$Données.C162]" office:value-type="string" office:string-value="(10x+1)(6x+2)(-9x-5) = 0" calcext:value-type="string" table:number-columns-spanned="9" table:number-rows-spanned="1">
            <text:p>(10x+1)(6x+2)(-9x-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992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1"/>
          <table:covered-table-cell table:number-columns-repeated="3" table:style-name="ce333"/>
          <table:table-cell table:number-columns-repeated="991"/>
        </table:table-row>
        <table:table-row table:style-name="ro9">
          <table:table-cell table:style-name="ce446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46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71" table:number-columns-repeated="8"/>
          <table:table-cell table:style-name="ce333" table:number-columns-repeated="6"/>
          <table:table-cell table:number-columns-repeated="996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724" table:formula="of:=[$Données.H170]" office:value-type="string" office:string-value="(10x+1)(6x+2)(-9x-5) &lt; 0" calcext:value-type="string" table:number-columns-spanned="11" table:number-rows-spanned="1">
            <text:p>(10x+1)(6x+2)(-9x-5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996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996"/>
        </table:table-row>
        <table:table-row table:style-name="ro9">
          <table:table-cell table:style-name="ce446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996"/>
        </table:table-row>
        <table:table-row table:style-name="ro9">
          <table:table-cell table:style-name="ce446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996"/>
        </table:table-row>
        <table:table-row table:style-name="ro9">
          <table:table-cell table:style-name="ce109" table:number-columns-repeated="6"/>
          <table:table-cell table:style-name="ce212" table:number-columns-repeated="8"/>
          <table:table-cell table:number-columns-repeated="996"/>
        </table:table-row>
        <table:table-row table:style-name="ro9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996"/>
        </table:table-row>
        <table:table-row table:style-name="ro9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996"/>
        </table:table-row>
        <table:table-row table:style-name="ro9" table:number-rows-repeated="1048543">
          <table:table-cell table:number-columns-repeated="1010"/>
        </table:table-row>
        <table:table-row table:style-name="ro8" table:number-rows-repeated="4">
          <table:table-cell table:number-columns-repeated="1010"/>
        </table:table-row>
        <table:table-row table:style-name="ro8">
          <table:table-cell table:number-columns-repeated="1010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6" draw:text-style-name="P2" svg:x1="22.21cm" svg:y1="5.941cm" svg:x2="22.21cm" svg:y2="10.393cm">
            <text:p/>
          </draw:line>
          <draw:line draw:z-index="2" draw:style-name="gr5" draw:text-style-name="P2" svg:x1="30.454cm" svg:y1="5.976cm" svg:x2="30.454cm" svg:y2="10.445cm">
            <text:p/>
          </draw:line>
          <draw:line draw:z-index="3" draw:style-name="gr6" draw:text-style-name="P2" svg:x1="22.211cm" svg:y1="17.857cm" svg:x2="22.211cm" svg:y2="22.428cm">
            <text:p/>
          </draw:line>
          <draw:line draw:z-index="4" draw:style-name="gr5" draw:text-style-name="P2" svg:x1="30.489cm" svg:y1="17.893cm" svg:x2="30.489cm" svg:y2="22.322cm">
            <text:p/>
          </draw:line>
          <draw:line draw:z-index="5" draw:style-name="gr6" draw:text-style-name="P2" svg:x1="38.774cm" svg:y1="5.941cm" svg:x2="38.774cm" svg:y2="10.418cm">
            <text:p/>
          </draw:line>
          <draw:line draw:z-index="6" draw:style-name="gr5" draw:text-style-name="P2" svg:x1="38.748cm" svg:y1="17.893cm" svg:x2="38.748cm" svg:y2="22.349cm">
            <text:p/>
          </draw:line>
          <draw:control draw:z-index="7" draw:style-name="gr4" draw:text-style-name="P5" svg:width="4.019cm" svg:height="1.68cm" svg:x="32.609cm" svg:y="0.592cm" draw:control="control27"/>
          <draw:control draw:z-index="8" draw:style-name="gr4" draw:text-style-name="P5" svg:width="3.99cm" svg:height="1.68cm" svg:x="27.658cm" svg:y="0.664cm" draw:control="control28"/>
          <draw:line draw:z-index="9" draw:style-name="gr5" draw:text-style-name="P2" svg:x1="8.135cm" svg:y1="0.556cm" svg:x2="8.135cm" svg:y2="2.368cm">
            <text:p/>
          </draw:line>
          <draw:control draw:z-index="10" draw:style-name="gr1" draw:text-style-name="P1" svg:width="5.201cm" svg:height="1.5cm" svg:x="0.367cm" svg:y="40.338cm" draw:control="control29"/>
          <draw:control draw:z-index="11" draw:style-name="gr1" draw:text-style-name="P1" svg:width="11.496cm" svg:height="1.5cm" svg:x="6.424cm" svg:y="40.339cm" draw:control="control30"/>
        </table:shapes>
        <table:table-column table:style-name="co21" table:default-cell-style-name="ce97"/>
        <table:table-column table:style-name="co22" table:default-cell-style-name="ce97"/>
        <table:table-column table:style-name="co23" table:number-columns-repeated="2" table:default-cell-style-name="ce97"/>
        <table:table-column table:style-name="co24" table:default-cell-style-name="ce97"/>
        <table:table-column table:style-name="co23" table:number-columns-repeated="2" table:default-cell-style-name="ce97"/>
        <table:table-column table:style-name="co24" table:default-cell-style-name="ce97"/>
        <table:table-column table:style-name="co23" table:number-columns-repeated="2" table:default-cell-style-name="ce97"/>
        <table:table-column table:style-name="co22" table:default-cell-style-name="ce97"/>
        <table:table-column table:style-name="co26" table:number-columns-repeated="3" table:default-cell-style-name="ce97"/>
        <table:table-column table:style-name="co13" table:default-cell-style-name="ce97"/>
        <table:table-column table:style-name="co25" table:default-cell-style-name="ce97"/>
        <table:table-column table:style-name="co1" table:number-columns-repeated="48" table:default-cell-style-name="ce97"/>
        <table:table-row table:style-name="ro9">
          <table:table-cell table:style-name="ce72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24"/>
          <table:covered-table-cell table:number-columns-repeated="3" table:style-name="ce154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9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53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6]" office:value-type="string" office:string-value="Signe de (9x-2)" calcext:value-type="string">
            <text:p>Signe de (9x-2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38"/>
          <table:table-cell table:style-name="ce13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9">
          <table:table-cell table:style-name="ce60" table:formula="of:=[$Données.A187]" office:value-type="string" office:string-value="Signe de (-6x+7)" calcext:value-type="string">
            <text:p>Signe de (-6x+7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8]" office:value-type="string" office:string-value="Signe de (-2x+1)" calcext:value-type="string">
            <text:p>Signe de (-2x+1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9">
          <table:table-cell table:style-name="ce60" table:formula="of:=[$Données.A189]" office:value-type="string" office:string-value="Signe de 1 / [(9x-2)(-6x+7)(-2x+1)]" calcext:value-type="string">
            <text:p>Signe de 1 / [(9x-2)(-6x+7)(-2x+1)]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4" table:number-columns-repeated="4"/>
          <table:table-cell table:style-name="ce888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621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278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64"/>
          <table:covered-table-cell table:style-name="ce888"/>
          <table:covered-table-cell table:number-columns-repeated="6" table:style-name="ce64"/>
          <table:table-cell table:number-columns-repeated="53"/>
        </table:table-row>
        <table:table-row table:style-name="ro9">
          <table:table-cell table:style-name="ce64" table:number-columns-repeated="4"/>
          <table:table-cell table:style-name="ce888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85];&quot;&quot;)" table:number-columns-spanned="2" table:number-rows-spanned="1">
            <text:p/>
          </table:table-cell>
          <table:covered-table-cell table:style-name="ce588"/>
          <table:table-cell table:style-name="ce588"/>
          <table:table-cell table:style-name="ce501" table:formula="of:=IF(AND([.$X$1];[.$X$2];[$Synthèse.$G$1]);[Données.F185];&quot;&quot;)" table:number-columns-spanned="2" table:number-rows-spanned="1">
            <text:p/>
          </table:table-cell>
          <table:covered-table-cell table:style-name="ce587"/>
          <table:table-cell table:style-name="ce587"/>
          <table:table-cell table:style-name="ce501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08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.A5]" office:value-type="string" office:string-value="Signe de (9x-2)" calcext:value-type="string">
            <text:p>Signe de (9x-2)</text:p>
          </table:table-cell>
          <table:table-cell table:style-name="ce499" table:formula="of:=IF(AND([.$X$1];[.$X$2];[$Synthèse.$G$1]);[Données.B186];&quot;&quot;)">
            <text:p/>
          </table:table-cell>
          <table:table-cell table:style-name="ce588" table:formula="of:=IF(AND([.$X$1];[.$X$2];[$Synthèse.$G$1]);[Données.C186];&quot;&quot;)" table:number-columns-spanned="2" table:number-rows-spanned="1">
            <text:p/>
          </table:table-cell>
          <table:covered-table-cell table:style-name="ce588"/>
          <table:table-cell table:style-name="ce588" table:formula="of:=IF(AND([.$X$1];[.$X$2];[$Synthèse.$G$1]);[Données.E186];&quot;&quot;)">
            <text:p/>
          </table:table-cell>
          <table:table-cell table:style-name="ce588" table:formula="of:=IF(AND([.$X$1];[.$X$2];[$Synthèse.$G$1]);[Données.F186];&quot;&quot;)" table:number-columns-spanned="2" table:number-rows-spanned="1">
            <text:p/>
          </table:table-cell>
          <table:covered-table-cell table:style-name="ce587"/>
          <table:table-cell table:style-name="ce588" table:formula="of:=IF(AND([.$X$1];[.$X$2];[$Synthèse.$G$1]);[Données.H186];&quot;&quot;)">
            <text:p/>
          </table:table-cell>
          <table:table-cell table:style-name="ce588" table:formula="of:=IF(AND([.$X$1];[.$X$2];[$Synthèse.$G$1]);[Données.I186];&quot;&quot;)" table:number-columns-spanned="2" table:number-rows-spanned="1">
            <text:p/>
          </table:table-cell>
          <table:covered-table-cell table:style-name="ce587"/>
          <table:table-cell table:style-name="ce678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6]" office:value-type="string" office:string-value="Signe de (-6x+7)" calcext:value-type="string">
            <text:p>Signe de (-6x+7)</text:p>
          </table:table-cell>
          <table:table-cell table:style-name="ce499" table:formula="of:=IF(AND([.$X$1];[.$X$2];[$Synthèse.$G$1]);[Données.B187];&quot;&quot;)">
            <text:p/>
          </table:table-cell>
          <table:table-cell table:style-name="ce588" table:formula="of:=IF(AND([.$X$1];[.$X$2];[$Synthèse.$G$1]);[Données.C187];&quot;&quot;)" table:number-columns-spanned="2" table:number-rows-spanned="1">
            <text:p/>
          </table:table-cell>
          <table:covered-table-cell table:style-name="ce588"/>
          <table:table-cell table:style-name="ce588" table:formula="of:=IF(AND([.$X$1];[.$X$2];[$Synthèse.$G$1]);[Données.E187];&quot;&quot;)">
            <text:p/>
          </table:table-cell>
          <table:table-cell table:style-name="ce588" table:formula="of:=IF(AND([.$X$1];[.$X$2];[$Synthèse.$G$1]);[Données.F187];&quot;&quot;)" table:number-columns-spanned="2" table:number-rows-spanned="1">
            <text:p/>
          </table:table-cell>
          <table:covered-table-cell table:style-name="ce587"/>
          <table:table-cell table:style-name="ce588" table:formula="of:=IF(AND([.$X$1];[.$X$2];[$Synthèse.$G$1]);[Données.H187];&quot;&quot;)">
            <text:p/>
          </table:table-cell>
          <table:table-cell table:style-name="ce588" table:formula="of:=IF(AND([.$X$1];[.$X$2];[$Synthèse.$G$1]);[Données.I187];&quot;&quot;)" table:number-columns-spanned="2" table:number-rows-spanned="1">
            <text:p/>
          </table:table-cell>
          <table:covered-table-cell table:style-name="ce587"/>
          <table:table-cell table:style-name="ce678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7]" office:value-type="string" office:string-value="Signe de (-2x+1)" calcext:value-type="string">
            <text:p>Signe de (-2x+1)</text:p>
          </table:table-cell>
          <table:table-cell table:style-name="ce499" table:formula="of:=IF(AND([.$X$1];[.$X$2];[$Synthèse.$G$1]);[Données.B188];&quot;&quot;)">
            <text:p/>
          </table:table-cell>
          <table:table-cell table:style-name="ce588" table:formula="of:=IF(AND([.$X$1];[.$X$2];[$Synthèse.$G$1]);[Données.C188];&quot;&quot;)" table:number-columns-spanned="2" table:number-rows-spanned="1">
            <text:p/>
          </table:table-cell>
          <table:covered-table-cell table:style-name="ce588"/>
          <table:table-cell table:style-name="ce588" table:formula="of:=IF(AND([.$X$1];[.$X$2];[$Synthèse.$G$1]);[Données.E188];&quot;&quot;)">
            <text:p/>
          </table:table-cell>
          <table:table-cell table:style-name="ce588" table:formula="of:=IF(AND([.$X$1];[.$X$2];[$Synthèse.$G$1]);[Données.F188];&quot;&quot;)" table:number-columns-spanned="2" table:number-rows-spanned="1">
            <text:p/>
          </table:table-cell>
          <table:covered-table-cell table:style-name="ce587"/>
          <table:table-cell table:style-name="ce588" table:formula="of:=IF(AND([.$X$1];[.$X$2];[$Synthèse.$G$1]);[Données.H188];&quot;&quot;)">
            <text:p/>
          </table:table-cell>
          <table:table-cell table:style-name="ce588" table:formula="of:=IF(AND([.$X$1];[.$X$2];[$Synthèse.$G$1]);[Données.I188];&quot;&quot;)" table:number-columns-spanned="2" table:number-rows-spanned="1">
            <text:p/>
          </table:table-cell>
          <table:covered-table-cell table:style-name="ce587"/>
          <table:table-cell table:style-name="ce678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8]" office:value-type="string" office:string-value="Signe de 1 / [(9x-2)(-6x+7)(-2x+1)]" calcext:value-type="string">
            <text:p>Signe de 1 / [(9x-2)(-6x+7)(-2x+1)]</text:p>
          </table:table-cell>
          <table:table-cell table:style-name="ce499" table:formula="of:=IF(AND([.$X$1];[.$X$2];[$Synthèse.$G$1]);[Données.B189];&quot;&quot;)">
            <text:p/>
          </table:table-cell>
          <table:table-cell table:style-name="ce588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588" table:formula="of:=IF(AND([.$X$1];[.$X$2];[$Synthèse.$G$1]);[Données.E189];&quot;&quot;)">
            <text:p/>
          </table:table-cell>
          <table:table-cell table:style-name="ce588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588" table:formula="of:=IF(AND([.$X$1];[.$X$2];[$Synthèse.$G$1]);[Données.H189];&quot;&quot;)">
            <text:p/>
          </table:table-cell>
          <table:table-cell table:style-name="ce588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678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9">
          <table:table-cell table:number-columns-repeated="64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style-name="ce169"/>
          <table:covered-table-cell/>
          <table:covered-table-cell table:style-name="ce654"/>
          <table:covered-table-cell table:style-name="ce664"/>
          <table:covered-table-cell/>
          <table:table-cell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2" table:style-name="ce681"/>
          <table:covered-table-cell table:style-name="ce686"/>
          <table:table-cell table:number-columns-repeated="48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72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682"/>
          <table:table-cell table:style-name="ce685"/>
          <table:table-cell table:style-name="ce687"/>
          <table:table-cell table:number-columns-repeated="48"/>
        </table:table-row>
        <table:table-row table:style-name="ro9">
          <table:table-cell table:style-name="ce154" office:value-type="string" calcext:value-type="string">
            <text:p>Vrai ou Faux</text:p>
          </table:table-cell>
          <table:table-cell table:style-name="ce623" table:formula="of:=IF(ISBLANK([.B19]);&quot;&quot;;IF(AND([.$X$1];[$Synthèse.$G$1]);IF([.B19]=[$Données.B192];1;0);&quot;&quot;))">
            <text:p/>
          </table:table-cell>
          <table:table-cell table:style-name="ce627" table:formula="of:=IF(ISBLANK([.C19]);&quot;&quot;;IF(AND([.$X$1];[$Synthèse.$G$1]);IF([.C19]=[$Données.C192];1;0);&quot;&quot;))">
            <text:p/>
          </table:table-cell>
          <table:table-cell table:style-name="ce649" table:formula="of:=IF(ISBLANK([.D19]);&quot;&quot;;IF(AND([.$X$1];[$Synthèse.$G$1]);IF([.D19]=[$Données.D192];1;0);&quot;&quot;))">
            <text:p/>
          </table:table-cell>
          <table:table-cell table:style-name="ce657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665"/>
          <table:table-cell table:style-name="ce670" table:formula="of:=IF(ISBLANK([.G19]);&quot;&quot;;IF(AND([.$X$1];[$Synthèse.$G$1]);IF([.G19]=[$Données.F192];1;0);&quot;&quot;))">
            <text:p/>
          </table:table-cell>
          <table:table-cell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9">
          <table:table-cell table:style-name="ce154" office:value-type="string" calcext:value-type="string">
            <text:p>Réponse</text:p>
          </table:table-cell>
          <table:table-cell table:style-name="ce624" table:formula="of:=IF(AND([.$X$1];[.$X$2];[$Synthèse.$G$1]);[$Données.B192];&quot;&quot;)">
            <text:p/>
          </table:table-cell>
          <table:table-cell table:style-name="ce631" table:formula="of:=IF(AND([.$X$1];[.$X$2];[$Synthèse.$G$1]);[$Données.C192];&quot;&quot;)">
            <text:p/>
          </table:table-cell>
          <table:table-cell table:style-name="ce650" table:formula="of:=IF(AND([.$X$1];[.$X$2];[$Synthèse.$G$1]);[$Données.D192];&quot;&quot;)">
            <text:p/>
          </table:table-cell>
          <table:table-cell table:style-name="ce661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671" table:formula="of:=IF(AND([.$X$1];[.$X$2];[$Synthèse.$G$1]);[$Données.F192];&quot;&quot;)">
            <text:p/>
          </table:table-cell>
          <table:table-cell/>
          <table:table-cell table:style-name="ce674" office:value-type="string" calcext:value-type="string" table:number-columns-spanned="6" table:number-rows-spanned="1">
            <text:p><text:span text:style-name="T15">Taper </text:span><text:span text:style-name="T16">Alt + 0216</text:span><text:span text:style-name="T17"> </text:span><text:span text:style-name="T18">pour</text:span><text:span text:style-name="T17"> </text:span><text:span text:style-name="T16">Ø</text:span></text:p>
          </table:table-cell>
          <table:covered-table-cell table:number-columns-repeated="5"/>
          <table:table-cell table:number-columns-repeated="50"/>
        </table:table-row>
        <table:table-row table:style-name="ro9">
          <table:table-cell table:style-name="ce272" table:number-columns-repeated="8"/>
          <table:table-cell table:style-name="ce244" table:number-columns-repeated="6"/>
          <table:table-cell table:number-columns-repeated="50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1 / [(9x-2)(-6x+7)(-2x+1)] ≥ 0" calcext:value-type="string" table:number-columns-spanned="11" table:number-rows-spanned="1">
            <text:p>1 / [(9x-2)(-6x+7)(-2x+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9">
          <table:table-cell table:style-name="ce154" office:value-type="string" calcext:value-type="string">
            <text:p>Vrai ou Faux</text:p>
          </table:table-cell>
          <table:table-cell table:style-name="ce625" table:formula="of:=IF(ISBLANK([.B24]);&quot;&quot;;IF(AND([.$X$1];[$Synthèse.$G$1]);IF([.B24]=[$Données.B200];1;0);&quot;&quot;))">
            <text:p/>
          </table:table-cell>
          <table:table-cell table:style-name="ce642" table:formula="of:=IF(ISBLANK([.C24]);&quot;&quot;;IF(AND([.$X$1];[$Synthèse.$G$1]);IF([.C24]=[$Données.C200];1;0);&quot;&quot;))">
            <text:p/>
          </table:table-cell>
          <table:table-cell table:style-name="ce642" table:formula="of:=IF(ISBLANK([.D24]);&quot;&quot;;IF(AND([.$X$1];[$Synthèse.$G$1]);IF([.D24]=[$Données.D200];1;0);&quot;&quot;))">
            <text:p/>
          </table:table-cell>
          <table:table-cell table:style-name="ce662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G24]);&quot;&quot;;IF(AND([.$X$1];[$Synthèse.$G$1]);IF([.G24]=[$Données.F200];1;0);&quot;&quot;))">
            <text:p/>
          </table:table-cell>
          <table:table-cell table:style-name="ce662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J24]);&quot;&quot;;IF(AND([.$X$1];[$Synthèse.$G$1]);IF([.J24]=[$Données.H200];1;0);&quot;&quot;))">
            <text:p/>
          </table:table-cell>
          <table:table-cell table:style-name="ce642" table:formula="of:=IF(ISBLANK([.K24]);&quot;&quot;;IF(AND([.$X$1];[$Synthèse.$G$1]);IF([.K24]=[$Données.I200];1;0);&quot;&quot;))">
            <text:p/>
          </table:table-cell>
          <table:table-cell table:style-name="ce642" table:formula="of:=IF(ISBLANK([.L24]);&quot;&quot;;IF(AND([.$X$1];[$Synthèse.$G$1]);IF([.L24]=[$Données.J200];1;0);&quot;&quot;))">
            <text:p/>
          </table:table-cell>
          <table:table-cell table:style-name="ce642" table:formula="of:=IF(ISBLANK([.M24]);&quot;&quot;;IF(AND([.$X$1];[$Synthèse.$G$1]);IF([.M24]=[$Données.K200];1;0);&quot;&quot;))">
            <text:p/>
          </table:table-cell>
          <table:table-cell table:style-name="ce683" table:formula="of:=IF(ISBLANK([.N24]);&quot;&quot;;IF(AND([.$X$1];[$Synthèse.$G$1]);IF([.N24]=[$Données.L200];1;0);&quot;&quot;))">
            <text:p/>
          </table:table-cell>
          <table:table-cell table:number-columns-repeated="50"/>
        </table:table-row>
        <table:table-row table:style-name="ro9">
          <table:table-cell table:style-name="ce154" office:value-type="string" calcext:value-type="string">
            <text:p>Réponse</text:p>
          </table:table-cell>
          <table:table-cell table:style-name="ce626" table:formula="of:=IF(AND([.$X$1];[.$X$2];[$Synthèse.$G$1]);[$Données.B201];&quot;&quot;)">
            <text:p/>
          </table:table-cell>
          <table:table-cell table:style-name="ce643" table:formula="of:=IF(AND([.$X$1];[.$X$2];[$Synthèse.$G$1]);[$Données.C201];&quot;&quot;)">
            <text:p/>
          </table:table-cell>
          <table:table-cell table:style-name="ce651" table:formula="of:=IF(AND([.$X$1];[.$X$2];[$Synthèse.$G$1]);[$Données.D201];&quot;&quot;)">
            <text:p/>
          </table:table-cell>
          <table:table-cell table:style-name="ce663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651" table:formula="of:=IF(AND([.$X$1];[.$X$2];[$Synthèse.$G$1]);[$Données.F201];&quot;&quot;)">
            <text:p/>
          </table:table-cell>
          <table:table-cell table:style-name="ce673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651" table:formula="of:=IF(AND([.$X$1];[.$X$2];[$Synthèse.$G$1]);[$Données.H201];&quot;&quot;)">
            <text:p/>
          </table:table-cell>
          <table:table-cell table:style-name="ce643" table:formula="of:=IF(AND([.$X$1];[.$X$2];[$Synthèse.$G$1]);[$Données.I201];&quot;&quot;)">
            <text:p/>
          </table:table-cell>
          <table:table-cell table:style-name="ce651" table:formula="of:=IF(AND([.$X$1];[.$X$2];[$Synthèse.$G$1]);[$Données.J201];&quot;&quot;)">
            <text:p/>
          </table:table-cell>
          <table:table-cell table:style-name="ce643" table:formula="of:=IF(AND([.$X$1];[.$X$2];[$Synthèse.$G$1]);[$Données.K201];&quot;&quot;)">
            <text:p/>
          </table:table-cell>
          <table:table-cell table:style-name="ce684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9" table:number-rows-repeated="1048549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7]=0))" calcext:base-cell-address="'Niveau 6'.N18"/>
            <calcext:condition calcext:apply-style-name="FAUX" calcext:value="formula-is(IF([.P17]=1))" calcext:base-cell-address="'Niveau 6'.N18"/>
          </calcext:conditional-format>
          <calcext:conditional-format calcext:target-range-address="'Niveau 6'.P18:'Niveau 6'.P19">
            <calcext:condition calcext:apply-style-name="VRAI" calcext:value="formula-is(IF([.R17]=0))" calcext:base-cell-address="'Niveau 6'.P18"/>
            <calcext:condition calcext:apply-style-name="FAUX" calcext:value="formula-is(IF([.R17]=1))" calcext:base-cell-address="'Niveau 6'.P18"/>
          </calcext:conditional-format>
          <calcext:conditional-format calcext:target-range-address="'Niveau 6'.N18:'Niveau 6'.P19">
            <calcext:condition calcext:apply-style-name="FAUX" calcext:value="formula-is(IF([.P17]=1))" calcext:base-cell-address="'Niveau 6'.N18"/>
            <calcext:condition calcext:apply-style-name="VRAI" calcext:value="formula-is(IF([.P17]=0))" calcext:base-cell-address="'Niveau 6'.N18"/>
          </calcext:conditional-format>
        </calcext:conditional-formats>
      </table:table>
      <table:table table:name="Données" table:style-name="ta8" table:protected="true" table:protection-key="l2Z8uLvnF9Ig4wEwVzNf7j/Iiag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7" table:default-cell-style-name="ce923"/>
        <table:table-column table:style-name="co28" table:default-cell-style-name="ce923"/>
        <table:table-column table:style-name="co29" table:default-cell-style-name="ce923"/>
        <table:table-column table:style-name="co30" table:default-cell-style-name="ce923"/>
        <table:table-column table:style-name="co31" table:default-cell-style-name="ce923"/>
        <table:table-column table:style-name="co32" table:default-cell-style-name="ce923"/>
        <table:table-column table:style-name="co33" table:number-columns-repeated="2" table:default-cell-style-name="ce923"/>
        <table:table-column table:style-name="co34" table:number-columns-repeated="5" table:default-cell-style-name="ce923"/>
        <table:table-column table:style-name="co35" table:default-cell-style-name="ce923"/>
        <table:table-column table:style-name="co36" table:default-cell-style-name="ce923"/>
        <table:table-column table:style-name="co36" table:default-cell-style-name="ce1020"/>
        <table:table-column table:style-name="co36" table:number-columns-repeated="5" table:default-cell-style-name="ce923"/>
        <table:table-column table:style-name="co1" table:number-columns-repeated="43" table:default-cell-style-name="ce923"/>
        <table:table-row table:style-name="ro5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26"/>
          <table:table-cell table:style-name="ce824"/>
          <table:table-cell table:style-name="ce926" table:number-columns-repeated="48"/>
        </table:table-row>
        <table:table-row table:style-name="ro5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0978723908746889" calcext:value-type="float">
            <text:p>0,097872390874689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6" calcext:value-type="float">
            <text:p>26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549993929598307" calcext:value-type="float">
            <text:p>0,549993929598307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1" calcext:value-type="float">
            <text:p>11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0506864394781041" calcext:value-type="float">
            <text:p>0,050686439478104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9" calcext:value-type="float">
            <text:p>29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475312521501307" calcext:value-type="float">
            <text:p>0,47531252150130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8" calcext:value-type="float">
            <text:p>18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396471796885505" calcext:value-type="float">
            <text:p>0,39647179688550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0" calcext:value-type="float">
            <text:p>20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495659677868872" calcext:value-type="float">
            <text:p>0,495659677868872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16" calcext:value-type="float">
            <text:p>16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927910014066598" calcext:value-type="float">
            <text:p>0,9279100140665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" calcext:value-type="float">
            <text:p>2</text:p>
          </table:table-cell>
          <table:table-cell table:style-name="ce979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419239391562505" calcext:value-type="float">
            <text:p>0,419239391562505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9" calcext:value-type="float">
            <text:p>19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723348064569547" calcext:value-type="float">
            <text:p>0,72334806456954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5" calcext:value-type="float">
            <text:p>5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207799564068118" calcext:value-type="float">
            <text:p>0,207799564068118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4" calcext:value-type="float">
            <text:p>24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0586603788757973" calcext:value-type="float">
            <text:p>0,058660378875797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7" calcext:value-type="float">
            <text:p>27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768742996478311" calcext:value-type="float">
            <text:p>0,768742996478311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3" calcext:value-type="float">
            <text:p>3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195293963630359" calcext:value-type="float">
            <text:p>0,19529396363035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5" calcext:value-type="float">
            <text:p>25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498001166887889" calcext:value-type="float">
            <text:p>0,49800116688788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5" calcext:value-type="float">
            <text:p>15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710619567359663" calcext:value-type="float">
            <text:p>0,71061956735966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6" calcext:value-type="float">
            <text:p>6</text:p>
          </table:table-cell>
          <table:table-cell table:style-name="ce979"/>
          <table:table-cell table:number-columns-repeated="48"/>
        </table:table-row>
        <table:table-row table:style-name="ro5">
          <table:table-cell table:style-name="ce702" office:value-type="float" office:value="0.338858596934546" calcext:value-type="float">
            <text:p>0,338858596934546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1" calcext:value-type="float">
            <text:p>21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214233527533795" calcext:value-type="float">
            <text:p>0,214233527533795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3" calcext:value-type="float">
            <text:p>23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99721443742584" calcext:value-type="float">
            <text:p>0,99721443742584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" calcext:value-type="float">
            <text:p>1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582877070481632" calcext:value-type="float">
            <text:p>0,582877070481632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9" calcext:value-type="float">
            <text:p>9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56458196720466" calcext:value-type="float">
            <text:p>0,5645819672046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0" calcext:value-type="float">
            <text:p>10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539121138423697" calcext:value-type="float">
            <text:p>0,539121138423697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2" calcext:value-type="float">
            <text:p>12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0517765309790734" calcext:value-type="float">
            <text:p>0,05177653097907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8" calcext:value-type="float">
            <text:p>28</text:p>
          </table:table-cell>
          <table:table-cell table:style-name="ce979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612500213495348" calcext:value-type="float">
            <text:p>0,61250021349534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979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506963137811055" calcext:value-type="float">
            <text:p>0,506963137811055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4" calcext:value-type="float">
            <text:p>14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768382860529592" calcext:value-type="float">
            <text:p>0,768382860529592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4" calcext:value-type="float">
            <text:p>4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480538569475167" calcext:value-type="float">
            <text:p>0,480538569475167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7" calcext:value-type="float">
            <text:p>17</text:p>
          </table:table-cell>
          <table:table-cell table:style-name="ce979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233176416059652" calcext:value-type="float">
            <text:p>0,233176416059652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2" calcext:value-type="float">
            <text:p>22</text:p>
          </table:table-cell>
          <table:table-cell table:style-name="ce979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634827880446178" calcext:value-type="float">
            <text:p>0,634827880446178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7" calcext:value-type="float">
            <text:p>7</text:p>
          </table:table-cell>
          <table:table-cell table:style-name="ce979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519353166209153" calcext:value-type="float">
            <text:p>0,51935316620915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3" calcext:value-type="float">
            <text:p>13</text:p>
          </table:table-cell>
          <table:table-cell table:style-name="ce979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0225926549135061" calcext:value-type="float">
            <text:p>0,022592654913506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30" calcext:value-type="float">
            <text:p>30</text:p>
          </table:table-cell>
          <table:table-cell table:style-name="ce979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number-columns-repeated="21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6"/>
          <table:table-cell table:style-name="ce726" table:number-columns-repeated="14"/>
          <table:table-cell/>
          <table:table-cell table:style-name="ce1020" table:number-columns-repeated="5"/>
          <table:table-cell table:style-name="ce795" table:number-columns-repeated="2"/>
          <table:table-cell table:style-name="ce1020" table:number-columns-repeated="41"/>
        </table:table-row>
        <table:table-row table:style-name="ro5">
          <table:table-cell table:style-name="ce926"/>
          <table:table-cell table:style-name="ce943" office:value-type="string" calcext:value-type="string">
            <text:p>a₁</text:p>
          </table:table-cell>
          <table:table-cell table:style-name="ce943" office:value-type="string" calcext:value-type="string">
            <text:p>b₁</text:p>
          </table:table-cell>
          <table:table-cell table:style-name="ce978" office:value-type="string" calcext:value-type="string">
            <text:p>Facteur 1</text:p>
          </table:table-cell>
          <table:table-cell table:style-name="ce943" office:value-type="string" calcext:value-type="string">
            <text:p>rac 1</text:p>
          </table:table-cell>
          <table:table-cell table:style-name="ce978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24"/>
          <table:table-cell table:number-columns-repeated="9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-26" calcext:value-type="float">
            <text:p>-26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26)" calcext:value-type="string">
            <text:p>(x-26)</text:p>
          </table:table-cell>
          <table:table-cell table:style-name="ce722" table:formula="of:=-[.C38]/[.B38]" office:value-type="float" office:value="26" calcext:value-type="float">
            <text:p>26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38];[.E40])" office:value-type="float" office:value="-11" calcext:value-type="float">
            <text:p>-11</text:p>
          </table:table-cell>
          <table:table-cell table:style-name="ce722" table:formula="of:=MAX([.E38];[.E40])" office:value-type="float" office:value="26" calcext:value-type="float">
            <text:p>26</text:p>
          </table:table-cell>
          <table:table-cell table:style-name="ce1024"/>
          <table:table-cell table:number-columns-repeated="9"/>
          <table:table-cell table:style-name="ce957"/>
          <table:table-cell table:number-columns-repeated="42"/>
        </table:table-row>
        <table:table-row table:style-name="ro5">
          <table:table-cell/>
          <table:table-cell table:style-name="ce943" office:value-type="string" calcext:value-type="string">
            <text:p>a₂</text:p>
          </table:table-cell>
          <table:table-cell table:style-name="ce943" office:value-type="string" calcext:value-type="string">
            <text:p>b₂</text:p>
          </table:table-cell>
          <table:table-cell table:style-name="ce978" office:value-type="string" calcext:value-type="string">
            <text:p>Facteur 2</text:p>
          </table:table-cell>
          <table:table-cell table:style-name="ce943" office:value-type="string" calcext:value-type="string">
            <text:p>rac 2</text:p>
          </table:table-cell>
          <table:table-cell table:style-name="ce978" office:value-type="string" calcext:value-type="string" table:number-columns-spanned="3" table:number-rows-spanned="1">
            <text:p>Signes</text:p>
          </table:table-cell>
          <table:covered-table-cell table:number-columns-repeated="2" table:style-name="ce943"/>
          <table:table-cell table:style-name="ce957"/>
          <table:table-cell table:style-name="ce943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957"/>
          <table:table-cell/>
          <table:table-cell table:style-name="ce834"/>
          <table:table-cell table:number-columns-repeated="40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11" calcext:value-type="float">
            <text:p>11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11)" calcext:value-type="string">
            <text:p>(x+11)</text:p>
          </table:table-cell>
          <table:table-cell table:style-name="ce722" table:formula="of:=-[.C40]/[.B40]" office:value-type="float" office:value="-11" calcext:value-type="float">
            <text:p>-11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957" table:number-columns-repeated="2"/>
          <table:table-cell table:number-columns-repeated="11"/>
          <table:table-cell table:style-name="ce957"/>
          <table:table-cell table:number-columns-repeated="42"/>
        </table:table-row>
        <table:table-row table:style-name="ro5">
          <table:table-cell table:style-name="ce957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957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50" table:formula="of:=[.J38]" office:value-type="float" office:value="-11" calcext:value-type="float" table:number-columns-spanned="2" table:number-rows-spanned="1">
            <text:p>-11</text:p>
          </table:table-cell>
          <table:covered-table-cell table:style-name="ce950" table:formula="of:=#REF!" office:value-type="string" office:string-value="" calcext:value-type="error">
            <text:p>#RÉF !</text:p>
          </table:covered-table-cell>
          <table:table-cell table:style-name="ce950"/>
          <table:table-cell table:style-name="ce950" table:formula="of:=[.K38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957"/>
          <table:table-cell table:number-columns-repeated="5"/>
          <table:table-cell table:style-name="ce831"/>
          <table:table-cell table:number-columns-repeated="43"/>
        </table:table-row>
        <table:table-row table:style-name="ro5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-26)" calcext:value-type="string">
            <text:p>Signe de (x-26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50" table:formula="of:=IF([.K39]=1;IF([.E38]=[.J38];0;&quot;&quot;);IF([.E40]=[.J38];0;&quot;&quot;))" table:number-columns-spanned="2" table:number-rows-spanned="1">
            <text:p/>
          </table:table-cell>
          <table:covered-table-cell table:style-name="ce950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50" table:formula="of:=IF([.K39]=1;[.G38];[.G40])" office:value-type="string" office:string-value="-" calcext:value-type="string">
            <text:p>-</text:p>
          </table:table-cell>
          <table:table-cell table:style-name="ce950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+11)" calcext:value-type="string">
            <text:p>Signe de (x+11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50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IF([.K39]=2;[.G38];[.G40])" office:value-type="string" office:string-value="+" calcext:value-type="string">
            <text:p>+</text:p>
          </table:table-cell>
          <table:table-cell table:style-name="ce950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5">
          <table:table-cell table:style-name="ce712" table:formula="of:=COM.MICROSOFT.CONCAT(&quot;Signe de &quot;;[.D38];[.D40])" office:value-type="string" office:string-value="Signe de (x-26)(x+11)" calcext:value-type="string">
            <text:p>Signe de (x-26)(x+11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957" table:number-columns-repeated="14"/>
          <table:table-cell table:number-columns-repeated="50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COM.MICROSOFT.CONCAT([.D38];[.D40];&quot; = 0&quot;)" office:value-type="string" office:string-value="(x-26)(x+11) = 0" calcext:value-type="string" table:number-columns-spanned="4" table:number-rows-spanned="1">
            <text:p>(x-26)(x+11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11" calcext:value-type="float">
            <text:p>-11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6" calcext:value-type="float">
            <text:p>2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 table:number-columns-repeated="3"/>
          <table:table-cell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9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979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26)(x+11) ≥ 0" calcext:value-type="string" table:number-columns-spanned="5" table:number-rows-spanned="1">
            <text:p>(x-26)(x+1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3"/>
          <table:table-cell table:number-columns-repeated="49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52]=2;[.F52]=4;[.H52]=2);&quot;]&quot;;&quot;[&quot;)" office:value-type="string" office:string-value="]" calcext:value-type="string">
            <text:p>]</text:p>
          </table:table-cell>
          <table:table-cell table:style-name="ce950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11" calcext:value-type="float">
            <text:p>-11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950" table:formula="of:=IF([.H52]=1;&quot;&quot;;[.F43])" office:value-type="float" office:value="26" calcext:value-type="float">
            <text:p>26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950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11" calcext:value-type="float">
            <text:p>-11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26" calcext:value-type="float">
            <text:p>26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715" table:number-columns-repeated="8"/>
          <table:table-cell table:style-name="ce957" table:number-columns-repeated="7"/>
          <table:table-cell table:number-columns-repeated="49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8" table:formula="of:=[.C48]" office:value-type="string" office:string-value="(x-26)(x+11) = 0" calcext:value-type="string">
            <text:p>(x-26)(x+11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1000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9" table:formula="of:=[.H56]" office:value-type="string" office:string-value="(x-26)(x+11) ≥ 0" calcext:value-type="string">
            <text:p>(x-26)(x+11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939" table:number-columns-repeated="12"/>
          <table:table-cell table:style-name="ce1024"/>
          <table:table-cell table:style-name="ce795"/>
          <table:table-cell table:style-name="ce957"/>
          <table:table-cell table:number-columns-repeated="49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939"/>
          <table:table-cell table:style-name="ce739"/>
          <table:table-cell table:style-name="ce939"/>
          <table:table-cell table:style-name="ce979" table:number-columns-repeated="2"/>
          <table:table-cell table:style-name="ce939"/>
          <table:table-cell table:style-name="ce979"/>
          <table:table-cell table:style-name="ce785"/>
          <table:table-cell table:style-name="ce979" table:number-columns-repeated="5"/>
          <table:table-cell table:style-name="ce1024"/>
          <table:table-cell table:number-columns-repeated="50"/>
        </table:table-row>
        <table:table-row table:style-name="ro5">
          <table:table-cell table:style-name="ce926"/>
          <table:table-cell table:style-name="ce943" office:value-type="string" calcext:value-type="string">
            <text:p>a₁</text:p>
          </table:table-cell>
          <table:table-cell table:style-name="ce943" office:value-type="string" calcext:value-type="string">
            <text:p>b₁</text:p>
          </table:table-cell>
          <table:table-cell table:style-name="ce978" office:value-type="string" calcext:value-type="string">
            <text:p>Facteur 1</text:p>
          </table:table-cell>
          <table:table-cell table:style-name="ce943" office:value-type="string" calcext:value-type="string">
            <text:p>rac 1</text:p>
          </table:table-cell>
          <table:table-cell table:style-name="ce978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24"/>
          <table:table-cell table:number-columns-repeated="52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9" calcext:value-type="float">
            <text:p>-29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9)" calcext:value-type="string">
            <text:p>(x-29)</text:p>
          </table:table-cell>
          <table:table-cell table:style-name="ce722" table:formula="of:=-[.C67]/[.B67]" office:value-type="float" office:value="29" calcext:value-type="float">
            <text:p>29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67];[.E69])" office:value-type="float" office:value="18" calcext:value-type="float">
            <text:p>18</text:p>
          </table:table-cell>
          <table:table-cell table:style-name="ce722" table:formula="of:=MAX([.E67];[.E69])" office:value-type="float" office:value="29" calcext:value-type="float">
            <text:p>29</text:p>
          </table:table-cell>
          <table:table-cell table:style-name="ce1024"/>
          <table:table-cell table:number-columns-repeated="52"/>
        </table:table-row>
        <table:table-row table:style-name="ro5">
          <table:table-cell/>
          <table:table-cell table:style-name="ce943" office:value-type="string" calcext:value-type="string">
            <text:p>a₂</text:p>
          </table:table-cell>
          <table:table-cell table:style-name="ce943" office:value-type="string" calcext:value-type="string">
            <text:p>b₂</text:p>
          </table:table-cell>
          <table:table-cell table:style-name="ce978" office:value-type="string" calcext:value-type="string">
            <text:p>Facteur 2</text:p>
          </table:table-cell>
          <table:table-cell table:style-name="ce943" office:value-type="string" calcext:value-type="string">
            <text:p>rac 2</text:p>
          </table:table-cell>
          <table:table-cell table:style-name="ce978" office:value-type="string" calcext:value-type="string" table:number-columns-spanned="3" table:number-rows-spanned="1">
            <text:p>Signes</text:p>
          </table:table-cell>
          <table:covered-table-cell table:number-columns-repeated="2" table:style-name="ce943"/>
          <table:table-cell table:style-name="ce957"/>
          <table:table-cell table:style-name="ce943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1" calcext:value-type="float">
            <text:p>1</text:p>
          </table:table-cell>
          <table:table-cell table:style-name="ce722" table:formula="of:=IF([.A11]&lt;0.5;1;-1)*VLOOKUP([.O6];[.$B$3:.$N$32];1)" office:value-type="float" office:value="-18" calcext:value-type="float">
            <text:p>-1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18)" calcext:value-type="string">
            <text:p>(x-18)</text:p>
          </table:table-cell>
          <table:table-cell table:style-name="ce722" table:formula="of:=-[.C69]/[.B69]" office:value-type="float" office:value="18" calcext:value-type="float">
            <text:p>18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957" table:number-columns-repeated="2"/>
          <table:table-cell table:style-name="ce1020"/>
          <table:table-cell table:number-columns-repeated="53"/>
        </table:table-row>
        <table:table-row table:style-name="ro5">
          <table:table-cell/>
          <table:table-cell table:style-name="ce957" table:number-columns-repeated="2"/>
          <table:table-cell table:number-columns-repeated="5"/>
          <table:table-cell table:style-name="ce957" table:number-columns-repeated="2"/>
          <table:table-cell table:style-name="ce1020"/>
          <table:table-cell table:number-columns-repeated="5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957"/>
          <table:covered-table-cell table:style-name="ce803"/>
          <table:covered-table-cell table:number-columns-repeated="3"/>
          <table:table-cell table:number-columns-repeated="50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50" table:formula="of:=[.J67]" office:value-type="float" office:value="18" calcext:value-type="float" table:number-columns-spanned="2" table:number-rows-spanned="1">
            <text:p>18</text:p>
          </table:table-cell>
          <table:covered-table-cell table:style-name="ce950" table:formula="of:=#REF!" office:value-type="string" office:string-value="" calcext:value-type="error">
            <text:p>#RÉF !</text:p>
          </table:covered-table-cell>
          <table:table-cell table:style-name="ce950"/>
          <table:table-cell table:style-name="ce950" table:formula="of:=[.K67]" office:value-type="float" office:value="29" calcext:value-type="float" table:number-columns-spanned="2" table:number-rows-spanned="1">
            <text:p>29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2" table:formula="of:=[.D67]" office:value-type="string" office:string-value="(x-29)" calcext:value-type="string">
            <text:p>(x-29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50" table:formula="of:=IF([.E67]=[.J67];0;&quot;&quot;)" table:number-columns-spanned="2" table:number-rows-spanned="1">
            <text:p/>
          </table:table-cell>
          <table:covered-table-cell table:style-name="ce950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50" table:formula="of:=[.G67]" office:value-type="string" office:string-value="-" calcext:value-type="string">
            <text:p>-</text:p>
          </table:table-cell>
          <table:table-cell table:style-name="ce950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5">
          <table:table-cell table:style-name="ce712" table:formula="of:=[.D69]" office:value-type="string" office:string-value="(x-18)" calcext:value-type="string">
            <text:p>(x-18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950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[.G69]" office:value-type="string" office:string-value="+" calcext:value-type="string">
            <text:p>+</text:p>
          </table:table-cell>
          <table:table-cell table:style-name="ce950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5">
          <table:table-cell table:style-name="ce712" table:formula="of:=COM.MICROSOFT.CONCAT(&quot;Signe de &quot;;[.A73];&quot; / &quot;;[.A74])" office:value-type="string" office:string-value="Signe de (x-29) / (x-18)" calcext:value-type="string">
            <text:p>Signe de (x-29) / (x-1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950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950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5">
          <table:table-cell table:style-name="ce939"/>
          <table:table-cell table:style-name="ce739"/>
          <table:table-cell table:style-name="ce939"/>
          <table:table-cell table:style-name="ce979" table:number-columns-repeated="2"/>
          <table:table-cell table:style-name="ce939"/>
          <table:table-cell table:style-name="ce979"/>
          <table:table-cell table:style-name="ce785"/>
          <table:table-cell table:style-name="ce979" table:number-columns-repeated="5"/>
          <table:table-cell table:style-name="ce1024"/>
          <table:table-cell table:number-columns-repeated="50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COM.MICROSOFT.CONCAT([.A73];&quot; / &quot;;[.A74];&quot; = 0&quot;)" office:value-type="string" office:string-value="(x-29) / (x-18) = 0" calcext:value-type="string" table:number-columns-spanned="4" table:number-rows-spanned="1">
            <text:p>(x-29) / (x-18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9" calcext:value-type="float">
            <text:p>29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number-columns-repeated="50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number-columns-repeated="50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9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979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9) / (x-18) &lt; 0" calcext:value-type="string" table:number-columns-spanned="5" table:number-rows-spanned="1">
            <text:p>(x-29) / (x-18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50" table:formula="of:=IF([.H81]=2;&quot;-infini&quot;;[.C72])" office:value-type="float" office:value="18" calcext:value-type="float">
            <text:p>1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9" calcext:value-type="float">
            <text:p>29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50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50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18" calcext:value-type="float">
            <text:p>18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9" calcext:value-type="float">
            <text:p>29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number-columns-repeated="50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8" table:formula="of:=[.C77]" office:value-type="string" office:string-value="(x-29) / (x-18) = 0" calcext:value-type="string">
            <text:p>(x-29) / (x-1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1000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5">
          <table:table-cell table:style-name="ce719" table:formula="of:=[.H85]" office:value-type="string" office:string-value="(x-29) / (x-18) &lt; 0" calcext:value-type="string">
            <text:p>(x-29) / (x-18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939"/>
          <table:table-cell table:style-name="ce739"/>
          <table:table-cell table:style-name="ce939"/>
          <table:table-cell table:style-name="ce979" table:number-columns-repeated="2"/>
          <table:table-cell table:style-name="ce939"/>
          <table:table-cell table:style-name="ce979"/>
          <table:table-cell table:style-name="ce785"/>
          <table:table-cell table:style-name="ce979" table:number-columns-repeated="5"/>
          <table:table-cell table:style-name="ce1024"/>
          <table:table-cell table:number-columns-repeated="50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3];[.$B$3:.$N$32];13)" office:value-type="string" office:string-value="-2/7" calcext:value-type="string">
            <text:p>-2/7</text:p>
          </table:table-cell>
          <table:table-cell table:style-name="ce752" table:formula="of:=VLOOKUP([.O3];[.$B$3:.$N$32];10)" office:value-type="float" office:value="-0.285714285714286" calcext:value-type="float">
            <text:p>-0,285714285714286</text:p>
          </table:table-cell>
          <table:table-cell table:style-name="ce752" table:formula="of:=IF([.D96]&lt;[.D97];VLOOKUP([.O3];[.$B$3:.$N$32];13);VLOOKUP([.O4];[.$B$3:.$N$32];13))" office:value-type="string" office:string-value="-2/7" calcext:value-type="string">
            <text:p>-2/7</text:p>
          </table:table-cell>
          <table:table-cell table:style-name="ce752" table:formula="of:=MIN([.D96:.D97])" office:value-type="float" office:value="-0.285714285714286" calcext:value-type="float">
            <text:p>-0,285714285714286</text:p>
          </table:table-cell>
          <table:table-cell table:style-name="ce747" table:formula="of:=VLOOKUP([.O3];[.$B$3:.$N$32];4)" office:value-type="string" office:string-value="(7x+2)" calcext:value-type="string">
            <text:p>(7x+2)</text:p>
          </table:table-cell>
          <table:table-cell table:style-name="ce786" table:formula="of:=VLOOKUP([.O4];[.$B$3:.$N$32];4)" office:value-type="string" office:string-value="(3x-7)" calcext:value-type="string">
            <text:p>(3x-7)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4];[.$B$3:.$N$32];13)" office:value-type="string" office:string-value="7/3" calcext:value-type="string">
            <text:p>7/3</text:p>
          </table:table-cell>
          <table:table-cell table:style-name="ce752" table:formula="of:=VLOOKUP([.O4];[.$B$3:.$N$32];10)" office:value-type="float" office:value="2.33333333333333" calcext:value-type="float">
            <text:p>2,33333333333333</text:p>
          </table:table-cell>
          <table:table-cell table:style-name="ce752" table:formula="of:=IF([.D96]&lt;[.D97];VLOOKUP([.O4];[.$B$3:.$N$32];13);VLOOKUP([.O3];[.$B$3:.$N$32];13))" office:value-type="string" office:string-value="7/3" calcext:value-type="string">
            <text:p>7/3</text:p>
          </table:table-cell>
          <table:table-cell table:style-name="ce752" table:formula="of:=MAX([.D96:.D97])" office:value-type="float" office:value="2.33333333333333" calcext:value-type="float">
            <text:p>2,33333333333333</text:p>
          </table:table-cell>
          <table:table-cell table:number-columns-repeated="58"/>
        </table:table-row>
        <table:table-row table:style-name="ro10">
          <table:table-cell table:style-name="ce957" table:number-columns-repeated="64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2/7" calcext:value-type="string" table:number-columns-spanned="2" table:number-rows-spanned="1">
            <text:p>-2/7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3" calcext:value-type="string" table:number-columns-spanned="2" table:number-rows-spanned="1">
            <text:p>7/3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957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712" table:formula="of:=COM.MICROSOFT.CONCAT(&quot;Signe de &quot;;[.G96])" office:value-type="string" office:string-value="Signe de (7x+2)" calcext:value-type="string">
            <text:p>Signe de (7x+2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80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712" table:formula="of:=COM.MICROSOFT.CONCAT(&quot;Signe de &quot;;[.H96])" office:value-type="string" office:string-value="Signe de (3x-7)" calcext:value-type="string">
            <text:p>Signe de (3x-7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80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712" table:formula="of:=COM.MICROSOFT.CONCAT(&quot;Signe de &quot;;[.G96];[.H96])" office:value-type="string" office:string-value="Signe de (7x+2)(3x-7)" calcext:value-type="string">
            <text:p>Signe de (7x+2)(3x-7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957" table:number-columns-repeated="14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COM.MICROSOFT.CONCAT([.G96];[.H96];&quot; = 0&quot;)" office:value-type="string" office:string-value="(7x+2)(3x-7) = 0" calcext:value-type="string" table:number-columns-spanned="4" table:number-rows-spanned="1">
            <text:p>(7x+2)(3x-7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2.33333333333333" calcext:value-type="float">
            <text:p><text:s/>7/3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20"/>
          <table:table-cell table:style-name="ce923"/>
          <table:table-cell table:number-columns-repeated="48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7x+2)(3x-7) ≤ 0" calcext:value-type="string" table:number-columns-spanned="5" table:number-rows-spanned="1">
            <text:p>(7x+2)(3x-7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109]=2;[.F109]=4;[.H109]=2);&quot;]&quot;;&quot;[&quot;)" office:value-type="string" office:string-value="[" calcext:value-type="string">
            <text:p>[</text:p>
          </table:table-cell>
          <table:table-cell table:style-name="ce950" table:formula="of:=IF([.H109]=2;&quot;-infini&quot;;[.F96])" office:value-type="float" office:value="-0.285714285714286" calcext:value-type="float">
            <text:p>-0,28571428571428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2.33333333333333" calcext:value-type="float">
            <text:p>2,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>
            <text:p/>
          </table:table-cell>
          <table:table-cell table:style-name="ce731" table:formula="of:=IF([.H109]=1;&quot;&quot;;IF(OR([.F109]=2;[.F109]=4);&quot;]&quot;;&quot;[&quot;))">
            <text:p/>
          </table:table-cell>
          <table:table-cell table:style-name="ce950" table:formula="of:=IF([.H109]=1;&quot;&quot;;[.F97])">
            <text:p/>
          </table:table-cell>
          <table:table-cell table:style-name="ce731" table:formula="of:=IF([.H109]=1;&quot;&quot;;&quot;;&quot;)">
            <text:p/>
          </table:table-cell>
          <table:table-cell table:style-name="ce950" table:formula="of:=IF([.H109]=1;&quot;&quot;;&quot;+infini&quot;)">
            <text:p/>
          </table:table-cell>
          <table:table-cell table:style-name="ce765" table:formula="of:=IF([.H109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[" calcext:value-type="string">
            <text:p>[</text:p>
          </table:table-cell>
          <table:table-cell table:style-name="ce756" table:formula="of:=IF([.H109]=2;[.B100];[.C100])" office:value-type="string" office:string-value="-2/7" calcext:value-type="string">
            <text:p>-2/7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2.33333333333333" calcext:value-type="float">
            <text:p><text:s/>7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>
            <text:p/>
          </table:table-cell>
          <table:table-cell table:style-name="ce749" table:formula="of:=[.H114]">
            <text:p/>
          </table:table-cell>
          <table:table-cell table:style-name="ce756" table:formula="of:=[.I114]">
            <text:p/>
          </table:table-cell>
          <table:table-cell table:style-name="ce749" table:formula="of:=[.J114]">
            <text:p/>
          </table:table-cell>
          <table:table-cell table:style-name="ce756" table:formula="of:=IF([.H109]=1;&quot;&quot;;[.H100])">
            <text:p/>
          </table:table-cell>
          <table:table-cell table:style-name="ce811" table:formula="of:=[.L114]">
            <text:p/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8" table:formula="of:=[.C105]" office:value-type="string" office:string-value="(7x+2)(3x-7) = 0" calcext:value-type="string">
            <text:p>(7x+2)(3x-7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1000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9" table:formula="of:=[.H113]" office:value-type="string" office:string-value="(7x+2)(3x-7) ≤ 0" calcext:value-type="string">
            <text:p>(7x+2)(3x-7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958"/>
          <table:covered-table-cell table:style-name="ce939"/>
          <table:covered-table-cell table:style-name="ce979"/>
          <table:covered-table-cell table:number-columns-repeated="2" table:style-name="ce939"/>
          <table:covered-table-cell table:style-name="ce979"/>
          <table:covered-table-cell table:style-name="ce1006"/>
          <table:covered-table-cell table:number-columns-repeated="5" table:style-name="ce979"/>
          <table:covered-table-cell table:style-name="ce1024"/>
          <table:covered-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752" table:formula="of:=VLOOKUP([.$O$5];[.$B$3:.$N$32];13)" office:value-type="string" office:string-value="1/4" calcext:value-type="string">
            <text:p>1/4</text:p>
          </table:table-cell>
          <table:table-cell table:style-name="ce752" table:formula="of:=VLOOKUP([.$O$5];[.$B$3:.$N$32];10)" office:value-type="float" office:value="0.25" calcext:value-type="float">
            <text:p>0,25</text:p>
          </table:table-cell>
          <table:table-cell table:style-name="ce752" table:formula="of:=IF([.D124]&lt;[.D125];VLOOKUP([.$O$5];[.$B$3:.$N$32];13);VLOOKUP([.$O$6];[.$B$3:.$N$32];13))" office:value-type="string" office:string-value="1/4" calcext:value-type="string">
            <text:p>1/4</text:p>
          </table:table-cell>
          <table:table-cell table:style-name="ce752" table:formula="of:=MIN([.D124:.D125])" office:value-type="float" office:value="0.25" calcext:value-type="float">
            <text:p>0,25</text:p>
          </table:table-cell>
          <table:table-cell table:style-name="ce747" table:formula="of:=VLOOKUP([.O5];[.$B$3:.$N$32];4)" office:value-type="string" office:string-value="(4x-1)" calcext:value-type="string">
            <text:p>(4x-1)</text:p>
          </table:table-cell>
          <table:table-cell table:style-name="ce786" table:formula="of:=VLOOKUP([.O6];[.$B$3:.$N$32];4)" office:value-type="string" office:string-value="(-11x+4)" calcext:value-type="string">
            <text:p>(-11x+4)</text:p>
          </table:table-cell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752" table:formula="of:=VLOOKUP([.$O$6];[.$B$3:.$N$32];13)" office:value-type="string" office:string-value="4/11" calcext:value-type="string">
            <text:p>4/11</text:p>
          </table:table-cell>
          <table:table-cell table:style-name="ce752" table:formula="of:=VLOOKUP([.$O$6];[.$B$3:.$N$32];10)" office:value-type="float" office:value="0.363636363636364" calcext:value-type="float">
            <text:p>0,363636363636364</text:p>
          </table:table-cell>
          <table:table-cell table:style-name="ce752" table:formula="of:=IF([.D124]&lt;[.D125];VLOOKUP([.$O$6];[.$B$3:.$N$32];13);VLOOKUP([.$O$5];[.$B$3:.$N$32];13))" office:value-type="string" office:string-value="4/11" calcext:value-type="string">
            <text:p>4/11</text:p>
          </table:table-cell>
          <table:table-cell table:style-name="ce752" table:formula="of:=MAX([.D124:.D125])" office:value-type="float" office:value="0.363636363636364" calcext:value-type="float">
            <text:p>0,363636363636364</text:p>
          </table:table-cell>
          <table:table-cell table:style-name="ce776" table:number-columns-repeated="2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number-columns-repeated="8"/>
          <table:table-cell table:style-name="ce936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1/4" calcext:value-type="string" table:number-columns-spanned="2" table:number-rows-spanned="1">
            <text:p>1/4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4/11" calcext:value-type="string" table:number-columns-spanned="2" table:number-rows-spanned="1">
            <text:p>4/11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2" table:formula="of:=COM.MICROSOFT.CONCAT(&quot;Signe de &quot;;[.G124])" office:value-type="string" office:string-value="Signe de (4x-1)" calcext:value-type="string">
            <text:p>Signe de (4x-1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80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80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80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2" table:formula="of:=COM.MICROSOFT.CONCAT(&quot;Signe de &quot;;[.H124])" office:value-type="string" office:string-value="Signe de (-11x+4)" calcext:value-type="string">
            <text:p>Signe de (-11x+4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80"/>
          <table:table-cell table:style-name="ce680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80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2" table:formula="of:=COM.MICROSOFT.CONCAT(&quot;Signe de &quot;;[.G124];&quot; / &quot;;[.H124])" office:value-type="string" office:string-value="Signe de (4x-1) / (-11x+4)" calcext:value-type="string">
            <text:p>Signe de (4x-1) / (-11x+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50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50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COM.MICROSOFT.CONCAT([.G124];&quot; / &quot;;[.H124];&quot; = 0&quot;)" office:value-type="string" office:string-value="(4x-1) / (-11x+4) = 0" calcext:value-type="string" table:number-columns-spanned="4" table:number-rows-spanned="1">
            <text:p>(4x-1) / (-11x+4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0.25" calcext:value-type="float">
            <text:p><text:s/>1/4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0">SI(OU(ET(</text:span><text:span text:style-name="T21">F137</text:span><text:span text:style-name="T20">&lt;=2;</text:span><text:span text:style-name="T22">F139</text:span><text:span text:style-name="T20">=2);ET(</text:span><text:span text:style-name="T21">F137</text:span><text:span text:style-name="T20">&gt;2;</text:span><text:span text:style-name="T22">F139</text:span><text:span text:style-name="T20">=2));2;1)</text:span></text:p>
          </table:table-cell>
          <table:table-cell table:style-name="ce795" table:number-columns-repeated="3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4x-1) / (-11x+4) &lt; 0" calcext:value-type="string" table:number-columns-spanned="5" table:number-rows-spanned="1">
            <text:p>(4x-1) / (-11x+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50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25" calcext:value-type="float">
            <text:p>0,2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50" table:formula="of:=IF([.H137]=1;&quot;&quot;;[.F125])" office:value-type="float" office:value="0.363636363636364" calcext:value-type="float">
            <text:p>0,36363636363636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50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25" calcext:value-type="float">
            <text:p><text:s/>1/4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0.363636363636364" calcext:value-type="float">
            <text:p><text:s/>4/11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8" table:formula="of:=[.C133]" office:value-type="string" office:string-value="(4x-1) / (-11x+4) = 0" calcext:value-type="string">
            <text:p>(4x-1) / (-11x+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1000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19" table:formula="of:=[.H141]" office:value-type="string" office:string-value="(4x-1) / (-11x+4) &lt; 0" calcext:value-type="string">
            <text:p>(4x-1) / (-11x+4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957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958"/>
          <table:covered-table-cell table:style-name="ce939"/>
          <table:covered-table-cell table:style-name="ce979"/>
          <table:covered-table-cell table:number-columns-repeated="2" table:style-name="ce939"/>
          <table:covered-table-cell table:style-name="ce979"/>
          <table:covered-table-cell table:style-name="ce1006"/>
          <table:covered-table-cell table:number-columns-repeated="5" table:style-name="ce979"/>
          <table:covered-table-cell table:style-name="ce1024"/>
          <table:covered-table-cell table:style-name="ce1020"/>
          <table:table-cell/>
          <table:table-cell table:style-name="ce1020" table:number-columns-repeated="48"/>
        </table:table-row>
        <table:table-row table:style-name="ro5">
          <table:table-cell table:style-name="ce939"/>
          <table:table-cell table:style-name="ce958"/>
          <table:table-cell table:style-name="ce939"/>
          <table:table-cell table:style-name="ce979"/>
          <table:table-cell table:style-name="ce939" table:number-columns-repeated="2"/>
          <table:table-cell table:style-name="ce979"/>
          <table:table-cell table:style-name="ce1006"/>
          <table:table-cell table:style-name="ce979" table:number-columns-repeated="5"/>
          <table:table-cell table:style-name="ce1024"/>
          <table:table-cell table:style-name="ce1020"/>
          <table:table-cell/>
          <table:table-cell table:style-name="ce1020" table:number-columns-repeated="48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-1/10" calcext:value-type="string">
            <text:p>-1/10</text:p>
          </table:table-cell>
          <table:table-cell table:style-name="ce758" table:formula="of:=VLOOKUP([.O7];[.$B$3:.$N$32];10)" office:value-type="float" office:value="-0.1" calcext:value-type="float">
            <text:p>-0,1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10" calcext:value-type="float">
            <text:p>10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10x+1)" calcext:value-type="string">
            <text:p>(10x+1)</text:p>
          </table:table-cell>
          <table:table-cell table:style-name="ce786" table:formula="of:=VLOOKUP([.O8];[.$B$3:.$N$32];4)" office:value-type="string" office:string-value="(6x+2)" calcext:value-type="string">
            <text:p>(6x+2)</text:p>
          </table:table-cell>
          <table:table-cell table:style-name="ce786" table:formula="of:=VLOOKUP([.O9];[.$B$3:.$N$32];4)" office:value-type="string" office:string-value="(-9x-5)" calcext:value-type="string">
            <text:p>(-9x-5)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-1/3" calcext:value-type="string">
            <text:p>-1/3</text:p>
          </table:table-cell>
          <table:table-cell table:style-name="ce758" table:formula="of:=VLOOKUP([.O8];[.$B$3:.$N$32];10)" office:value-type="float" office:value="-0.333333333333333" calcext:value-type="float">
            <text:p>-0,333333333333333</text:p>
          </table:table-cell>
          <table:table-cell table:style-name="ce764" table:formula="of:=IF([.B152]=2;[.D152];IF([.B153]=2;[.D153];IF([.B154]=2;[.D154])))" office:value-type="float" office:value="-0.333333333333333" calcext:value-type="float">
            <text:p>- 1/3 </text:p>
          </table:table-cell>
          <table:table-cell table:style-name="ce758" table:formula="of:=IF([.B152]=2;[.D152];IF([.B153]=2;[.D153];IF([.B154]=2;[.D154])))" office:value-type="float" office:value="-0.333333333333333" calcext:value-type="float">
            <text:p>-0,333333333333333</text:p>
          </table:table-cell>
          <table:table-cell table:style-name="ce777" table:formula="of:=VLOOKUP([.O8];[.$B$3:.$N$32];2)" office:value-type="float" office:value="6" calcext:value-type="float">
            <text:p>6</text:p>
          </table:table-cell>
          <table:table-cell table:style-name="ce777" table:formula="of:=VLOOKUP([.O8];[.$B$3:.$N$32];3)" office:value-type="float" office:value="2" calcext:value-type="float">
            <text:p>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54];[.$D$152:.$D$154])" office:value-type="float" office:value="3" calcext:value-type="float">
            <text:p>3</text:p>
          </table:table-cell>
          <table:table-cell table:style-name="ce758" table:formula="of:=VLOOKUP([.O9];[.$B$3:.$N$32];13)" office:value-type="string" office:string-value="-5/9" calcext:value-type="string">
            <text:p>-5/9</text:p>
          </table:table-cell>
          <table:table-cell table:style-name="ce758" table:formula="of:=VLOOKUP([.O9];[.$B$3:.$N$32];10)" office:value-type="float" office:value="-0.555555555555556" calcext:value-type="float">
            <text:p>-0,555555555555556</text:p>
          </table:table-cell>
          <table:table-cell table:style-name="ce764" table:formula="of:=IF([.B152]=1;[.D152];IF([.B153]=1;[.D153];IF([.B154]=1;[.D154])))" office:value-type="float" office:value="-0.1" calcext:value-type="float">
            <text:p>- 1/10</text:p>
          </table:table-cell>
          <table:table-cell table:style-name="ce758" table:formula="of:=IF([.B152]=1;[.D152];IF([.B153]=1;[.D153];IF([.B154]=1;[.D154])))" office:value-type="float" office:value="-0.1" calcext:value-type="float">
            <text:p>-0,1</text:p>
          </table:table-cell>
          <table:table-cell table:style-name="ce758" table:formula="of:=VLOOKUP([.O9];[.$B$3:.$N$32];2)" office:value-type="float" office:value="-9" calcext:value-type="float">
            <text:p>-9</text:p>
          </table:table-cell>
          <table:table-cell table:style-name="ce777" table:formula="of:=VLOOKUP([.O9];[.$B$3:.$N$32];3)" office:value-type="float" office:value="-5" calcext:value-type="float">
            <text:p>-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6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333333333333333" calcext:value-type="float" table:number-columns-spanned="2" table:number-rows-spanned="1">
            <text:p>- 1/3 </text:p>
          </table:table-cell>
          <table:covered-table-cell table:style-name="ce680"/>
          <table:table-cell table:style-name="ce680"/>
          <table:table-cell table:style-name="ce753" table:formula="of:=[.F154]" office:value-type="float" office:value="-0.1" calcext:value-type="float" table:number-columns-spanned="2" table:number-rows-spanned="1">
            <text:p>- 1/10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)" office:value-type="string" office:string-value="Signe de (10x+1)" calcext:value-type="string">
            <text:p>Signe de (10x+1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52])" office:value-type="string" office:string-value="Signe de (6x+2)" calcext:value-type="string">
            <text:p>Signe de (6x+2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52])" office:value-type="string" office:string-value="Signe de (-9x-5)" calcext:value-type="string">
            <text:p>Signe de (-9x-5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;[.K152];[.L152])" office:value-type="string" office:string-value="Signe de (10x+1)(6x+2)(-9x-5)" calcext:value-type="string">
            <text:p>Signe de (10x+1)(6x+2)(-9x-5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COM.MICROSOFT.CONCAT([.J152];[.K152];[.L152];&quot; = 0&quot;)" office:value-type="string" office:string-value="(10x+1)(6x+2)(-9x-5) = 0" calcext:value-type="string" table:number-columns-spanned="6" table:number-rows-spanned="1">
            <text:p>(10x+1)(6x+2)(-9x-5)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-0.1" calcext:value-type="float">
            <text:p>- 1/10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979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9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10x+1)(6x+2)(-9x-5) &lt; 0" calcext:value-type="string" table:number-columns-spanned="5" table:number-rows-spanned="1">
            <text:p>(10x+1)(6x+2)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950" table:formula="of:=IF([.B160]=[.F167];&quot;-infini&quot;;[.F152])" office:value-type="float" office:value="-0.555555555555556" calcext:value-type="float">
            <text:p>-0,55555555555555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333333333333333" calcext:value-type="float">
            <text:p>-0,333333333333333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950" table:formula="of:=IF([.H160]=[.F167];[.F153];[.F154])" office:value-type="float" office:value="-0.1" calcext:value-type="float">
            <text:p>-0,1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50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0.555555555555556" calcext:value-type="float">
            <text:p>- 5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333333333333333" calcext:value-type="float">
            <text:p>- 1/3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-0.1" calcext:value-type="float">
            <text:p>- 1/10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8" table:formula="of:=[.C162]" office:value-type="string" office:string-value="(10x+1)(6x+2)(-9x-5) = 0" calcext:value-type="string">
            <text:p>(10x+1)(6x+2)(-9x-5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1000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9" table:formula="of:=[.H170]" office:value-type="string" office:string-value="(10x+1)(6x+2)(-9x-5) &lt; 0" calcext:value-type="string">
            <text:p>(10x+1)(6x+2)(-9x-5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20"/>
          <table:table-cell table:number-columns-repeated="44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957"/>
          <table:table-cell table:style-name="ce957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5">
          <table:table-cell table:style-name="ce957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5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2/9" calcext:value-type="string">
            <text:p>2/9</text:p>
          </table:table-cell>
          <table:table-cell table:style-name="ce758" table:formula="of:=VLOOKUP([.O10];[.$B$3:.$N$32];10)" office:value-type="float" office:value="0.222222222222222" calcext:value-type="float">
            <text:p>0,222222222222222</text:p>
          </table:table-cell>
          <table:table-cell table:style-name="ce764" table:formula="of:=IF([.B181]=3;[.D181];IF([.B182]=3;[.D182];IF([.B183]=3;[.D183])))" office:value-type="float" office:value="0.222222222222222" calcext:value-type="float">
            <text:p><text:s/>2/9 </text:p>
          </table:table-cell>
          <table:table-cell table:style-name="ce758" table:formula="of:=IF([.B181]=3;[.D181];IF([.B182]=3;[.D182];IF([.B183]=3;[.D183])))" office:value-type="float" office:value="0.222222222222222" calcext:value-type="float">
            <text:p>0,222222222222222</text:p>
          </table:table-cell>
          <table:table-cell table:style-name="ce777" table:formula="of:=VLOOKUP([.O10];[.$B$3:.$N$32];2)" office:value-type="float" office:value="9" calcext:value-type="float">
            <text:p>9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9x-2)" calcext:value-type="string">
            <text:p>(9x-2)</text:p>
          </table:table-cell>
          <table:table-cell table:style-name="ce786" table:formula="of:=VLOOKUP([.O11];[.$B$3:.$N$32];4)" office:value-type="string" office:string-value="(-6x+7)" calcext:value-type="string">
            <text:p>(-6x+7)</text:p>
          </table:table-cell>
          <table:table-cell table:style-name="ce786" table:formula="of:=VLOOKUP([.O12];[.$B$3:.$N$32];4)" office:value-type="string" office:string-value="(-2x+1)" calcext:value-type="string">
            <text:p>(-2x+1)</text:p>
          </table:table-cell>
          <table:table-cell table:number-columns-repeated="52"/>
        </table:table-row>
        <table:table-row table:style-name="ro5">
          <table:table-cell table:style-name="ce722" office:value-type="float" office:value="2" calcext:value-type="float">
            <text:p>2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6" calcext:value-type="string">
            <text:p>7/6</text:p>
          </table:table-cell>
          <table:table-cell table:style-name="ce758" table:formula="of:=VLOOKUP([.O11];[.$B$3:.$N$32];10)" office:value-type="float" office:value="1.16666666666667" calcext:value-type="float">
            <text:p>1,16666666666667</text:p>
          </table:table-cell>
          <table:table-cell table:style-name="ce764" table:formula="of:=IF([.B181]=2;[.D181];IF([.B182]=2;[.D182];IF([.B183]=2;[.D183])))" office:value-type="float" office:value="0.5" calcext:value-type="float">
            <text:p><text:s/>1/2 </text:p>
          </table:table-cell>
          <table:table-cell table:style-name="ce758" table:formula="of:=IF([.B181]=2;[.D181];IF([.B182]=2;[.D182];IF([.B183]=2;[.D183])))" office:value-type="float" office:value="0.5" calcext:value-type="float">
            <text:p>0,5</text:p>
          </table:table-cell>
          <table:table-cell table:style-name="ce777" table:formula="of:=VLOOKUP([.O11];[.$B$3:.$N$32];2)" office:value-type="float" office:value="-6" calcext:value-type="float">
            <text:p>-6</text:p>
          </table:table-cell>
          <table:table-cell table:style-name="ce777" table:formula="of:=VLOOKUP([.O11];[.$B$3:.$N$32];3)" office:value-type="float" office:value="7" calcext:value-type="float">
            <text:p>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2" calcext:value-type="string">
            <text:p>1/2</text:p>
          </table:table-cell>
          <table:table-cell table:style-name="ce758" table:formula="of:=VLOOKUP([.O12];[.$B$3:.$N$32];10)" office:value-type="float" office:value="0.5" calcext:value-type="float">
            <text:p>0,5</text:p>
          </table:table-cell>
          <table:table-cell table:style-name="ce764" table:formula="of:=IF([.B181]=1;[.D181];IF([.B182]=1;[.D182];IF([.B183]=1;[.D183])))" office:value-type="float" office:value="1.16666666666667" calcext:value-type="float">
            <text:p><text:s/>7/6 </text:p>
          </table:table-cell>
          <table:table-cell table:style-name="ce758" table:formula="of:=IF([.B181]=1;[.D181];IF([.B182]=1;[.D182];IF([.B183]=1;[.D183])))" office:value-type="float" office:value="1.16666666666667" calcext:value-type="float">
            <text:p>1,16666666666667</text:p>
          </table:table-cell>
          <table:table-cell table:style-name="ce758" table:formula="of:=VLOOKUP([.O12];[.$B$3:.$N$32];2)" office:value-type="float" office:value="-2" calcext:value-type="float">
            <text:p>-2</text:p>
          </table:table-cell>
          <table:table-cell table:style-name="ce777" table:formula="of:=VLOOKUP([.O12];[.$B$3:.$N$32];3)" office:value-type="float" office:value="1" calcext:value-type="float">
            <text:p>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6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5" calcext:value-type="float" table:number-columns-spanned="2" table:number-rows-spanned="1">
            <text:p><text:s/>1/2 </text:p>
          </table:table-cell>
          <table:covered-table-cell table:style-name="ce680"/>
          <table:table-cell table:style-name="ce680"/>
          <table:table-cell table:style-name="ce753" table:formula="of:=[.F18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81])" office:value-type="string" office:string-value="Signe de (9x-2)" calcext:value-type="string">
            <text:p>Signe de (9x-2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81])" office:value-type="string" office:string-value="Signe de (-6x+7)" calcext:value-type="string">
            <text:p>Signe de (-6x+7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81])" office:value-type="string" office:string-value="Signe de (-2x+1)" calcext:value-type="string">
            <text:p>Signe de (-2x+1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9x-2)(-6x+7)(-2x+1)]" calcext:value-type="string">
            <text:p>Signe de 1 / [(9x-2)(-6x+7)(-2x+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64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1" calcext:value-type="float">
            <text:p>1</text:p>
          </table:table-cell>
          <table:table-cell table:style-name="ce795" table:number-columns-repeated="5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4"/>
          <table:table-cell table:style-name="ce755"/>
          <table:table-cell table:style-name="ce957"/>
          <table:table-cell table:style-name="ce755"/>
          <table:table-cell table:style-name="ce772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979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9"/>
          <table:table-cell table:style-name="ce795"/>
          <table:table-cell table:style-name="ce795" office:value-type="string" calcext:value-type="string">
            <text:p><text:span text:style-name="T20">CONCAT(</text:span><text:span text:style-name="T21">J181</text:span><text:span text:style-name="T20">;</text:span><text:span text:style-name="T22">K181</text:span><text:span text:style-name="T20">;</text:span><text:span text:style-name="T23">L181</text:span><text:span text:style-name="T20">;" ";</text:span><text:span text:style-name="T24">G195</text:span><text:span text:style-name="T20">;" 0")</text:span></text:p>
          </table:table-cell>
          <table:table-cell table:style-name="ce795" table:number-columns-repeated="4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9"/>
          <table:table-cell table:style-name="ce795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9x-2)(-6x+7)(-2x+1)] ≥ 0" calcext:value-type="string" table:number-columns-spanned="5" table:number-rows-spanned="1">
            <text:p>1 / [(9x-2)(-6x+7)(-2x+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50" table:formula="of:=IF([.B189]=[.F196];&quot;-infini&quot;;[.F181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5" calcext:value-type="float">
            <text:p>0,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50" table:formula="of:=IF([.H189]=[.F196];[.F182];[.F183])" office:value-type="float" office:value="1.16666666666667" calcext:value-type="float">
            <text:p>1,16666666666667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50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0.222222222222222" calcext:value-type="float">
            <text:p><text:s/>2/9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5" calcext:value-type="float">
            <text:p><text:s/>1/2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16666666666667" calcext:value-type="float">
            <text:p><text:s/>7/6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1000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8" table:formula="of:=[.C191]" office:value-type="string" office:string-value="1 / [(9x-2)(-6x+7)(-2x+1)] = 0" calcext:value-type="string">
            <text:p>1 / [(9x-2)(-6x+7)(-2x+1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1000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9" table:formula="of:=[.H199]" office:value-type="string" office:string-value="1 / [(9x-2)(-6x+7)(-2x+1)] ≥ 0" calcext:value-type="string">
            <text:p>1 / [(9x-2)(-6x+7)(-2x+1)]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957"/>
          <table:table-cell table:style-name="ce1020"/>
          <table:table-cell table:style-name="ce957" table:number-columns-repeated="5"/>
          <table:table-cell table:number-columns-repeated="44"/>
        </table:table-row>
        <table:table-row table:style-name="ro5" table:number-rows-repeated="10483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8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7" table:default-cell-style-name="ce1055"/>
        <table:table-column table:style-name="co38" table:default-cell-style-name="ce1055"/>
        <table:table-column table:style-name="co39" table:default-cell-style-name="ce1055"/>
        <table:table-column table:style-name="co40" table:default-cell-style-name="ce1055"/>
        <table:table-column table:style-name="co41" table:default-cell-style-name="ce1055"/>
        <table:table-column table:style-name="co42" table:default-cell-style-name="ce1055"/>
        <table:table-column table:style-name="co1" table:default-cell-style-name="ce1055"/>
        <table:table-column table:style-name="co43" table:default-cell-style-name="ce1055"/>
        <table:table-column table:style-name="co44" table:default-cell-style-name="ce1055"/>
        <table:table-column table:style-name="co1" table:number-columns-repeated="55" table:default-cell-style-name="ce1055"/>
        <table:table-row table:style-name="ro11">
          <table:table-cell table:style-name="ce1083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1090"/>
          <table:table-cell table:style-name="ce1059" table:formula="of:=IF([.$G$1];&quot;Notes&quot;;&quot;&quot;)" office:value-type="string" office:string-value="Notes" calcext:value-type="string">
            <text:p>Notes</text:p>
          </table:table-cell>
          <table:table-cell table:style-name="ce1059" table:formula="of:=IF([.$G$1];&quot;Faît&quot;;&quot;&quot;)" office:value-type="string" office:string-value="Faît" calcext:value-type="string">
            <text:p>Faît</text:p>
          </table:table-cell>
          <table:table-cell table:style-name="ce1059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1100"/>
          <table:table-cell table:style-name="ce1128" table:formula="of:=IF([.A14]=[.B100];1;0)" office:value-type="float" office:value="1" calcext:value-type="float">
            <text:p>1</text:p>
          </table:table-cell>
          <table:table-cell table:style-name="ce1074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1090"/>
          <table:table-cell table:number-columns-repeated="55"/>
        </table:table-row>
        <table:table-row table:style-name="ro11">
          <table:table-cell table:style-name="ce1084" table:formula="of:=IF([.$G$1];&quot;1&quot;;&quot;&quot;)" office:value-type="string" office:string-value="1" calcext:value-type="string">
            <text:p>1</text:p>
          </table:table-cell>
          <table:table-cell table:style-name="ce1084" table:formula="of:=IF([.$G$1];&quot;Niveau 1&quot;;&quot;&quot;)" office:value-type="string" office:string-value="Niveau 1" calcext:value-type="string">
            <text:p>Niveau 1</text:p>
          </table:table-cell>
          <table:table-cell table:style-name="ce1092" table:formula="of:=IF([.$G$1];[$Données.N61];&quot;&quot;)" office:value-type="float" office:value="0" calcext:value-type="float">
            <text:p>0,00</text:p>
          </table:table-cell>
          <table:table-cell table:style-name="ce1092" table:formula="of:=IF([.$G$1];IF(OR(COUNTA([$'Niveau 1'.$C$4];[$'Niveau 1'.$F$4])&lt;&gt;0;COUNTA([$'Niveau 1'.$B$5:.$H$7])&lt;&gt;0;COUNTA([$'Niveau 1'.$M$5:.$Q$5])&lt;&gt;0;COUNTA([$'Niveau 1'.$M$10: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1'.$C$4];[$'Niveau 1'.$F$4])&lt;&gt;0;COUNTA([$'Niveau 1'.$B$5:.$H$7])&lt;&gt;0;COUNTA([$'Niveau 1'.$M$5:.$Q$5])&lt;&gt;0;COUNTA([$'Niveau 1'.$M$10:.$W$10])&lt;&gt;0);1;0);&quot;&quot;)" office:value-type="float" office:value="0" calcext:value-type="float">
            <text:p>0</text:p>
          </table:table-cell>
          <table:table-cell table:style-name="ce1100"/>
          <table:table-cell/>
          <table:covered-table-cell table:style-name="ce1059"/>
          <table:covered-table-cell table:style-name="ce1098"/>
          <table:table-cell table:number-columns-repeated="55"/>
        </table:table-row>
        <table:table-row table:style-name="ro11">
          <table:table-cell table:style-name="ce1085" table:formula="of:=IF([.$G$1];&quot;2&quot;;&quot;&quot;)" office:value-type="string" office:string-value="2" calcext:value-type="string">
            <text:p>2</text:p>
          </table:table-cell>
          <table:table-cell table:style-name="ce1085" table:formula="of:=IF([.$G$1];&quot;Niveau 2&quot;;&quot;&quot;)" office:value-type="string" office:string-value="Niveau 2" calcext:value-type="string">
            <text:p>Niveau 2</text:p>
          </table:table-cell>
          <table:table-cell table:style-name="ce1093" table:formula="of:=IF([.$G$1];[$Données.N90];&quot;&quot;)" office:value-type="float" office:value="0" calcext:value-type="float">
            <text:p>0,00</text:p>
          </table:table-cell>
          <table:table-cell table:style-name="ce1097" table:formula="of:=IF([.$G$1];IF(OR(COUNTA([$'Niveau 2'.C4];[$'Niveau 2'.$F$4])&lt;&gt;0;COUNTA([$'Niveau 2'.$B$5:.$H$7])&lt;&gt;0;COUNTA([$'Niveau 2'.$M$5:.$Q$5])&lt;&gt;0;COUNTA([$'Niveau 2'.$M$12:.$W$12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2'.D4];[$'Niveau 2'.$F$4])&lt;&gt;0;COUNTA([$'Niveau 2'.$B$5:.$H$7])&lt;&gt;0;COUNTA([$'Niveau 2'.$M$5:.$Q$5])&lt;&gt;0;COUNTA([$'Niveau 2'.$M$12:.$W$12])&lt;&gt;0);1;0);&quot;&quot;)" office:value-type="float" office:value="0" calcext:value-type="float">
            <text:p>0</text:p>
          </table:table-cell>
          <table:table-cell table:number-columns-repeated="2"/>
          <table:table-cell table:style-name="ce1130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1074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1">
          <table:table-cell table:style-name="ce1084" table:formula="of:=IF([.$G$1];&quot;3&quot;;&quot;&quot;)" office:value-type="string" office:string-value="3" calcext:value-type="string">
            <text:p>3</text:p>
          </table:table-cell>
          <table:table-cell table:style-name="ce1084" table:formula="of:=IF([.$G$1];&quot;Niveau 3&quot;;&quot;&quot;)" office:value-type="string" office:string-value="Niveau 3" calcext:value-type="string">
            <text:p>Niveau 3</text:p>
          </table:table-cell>
          <table:table-cell table:style-name="ce1092" table:formula="of:=IF([.$G$1];[$Données.N118];&quot;&quot;)" office:value-type="float" office:value="0" calcext:value-type="float">
            <text:p>0,00</text:p>
          </table:table-cell>
          <table:table-cell table:style-name="ce1098" table:formula="of:=IF([.$G$1];IF(OR(COUNTA([$'Niveau 3'.$C$4];[$'Niveau 3'.$F$4])&lt;&gt;0;COUNTA([$'Niveau 3'.$B$5:.$H$7])&lt;&gt;0;COUNTA([$'Niveau 3'.$M$5:.$Q$5])&lt;&gt;0;COUNTA([$'Niveau 3'.$M$10: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3'.$C$4];[$'Niveau 3'.$F$4])&lt;&gt;0;COUNTA([$'Niveau 3'.$B$5:.$H$7])&lt;&gt;0;COUNTA([$'Niveau 3'.$M$5:.$Q$5])&lt;&gt;0;COUNTA([$'Niveau 3'.$M$10:.$W$10])&lt;&gt;0);1;0);&quot;&quot;)" office:value-type="float" office:value="0" calcext:value-type="float">
            <text:p>0</text:p>
          </table:table-cell>
          <table:table-cell table:style-name="ce1105"/>
          <table:table-cell/>
          <table:covered-table-cell table:style-name="ce254"/>
          <table:covered-table-cell table:style-name="ce401"/>
          <table:table-cell table:number-columns-repeated="55"/>
        </table:table-row>
        <table:table-row table:style-name="ro11">
          <table:table-cell table:style-name="ce1085" table:formula="of:=IF([.$G$1];&quot;4&quot;;&quot;&quot;)" office:value-type="string" office:string-value="4" calcext:value-type="string">
            <text:p>4</text:p>
          </table:table-cell>
          <table:table-cell table:style-name="ce1085" table:formula="of:=IF([.$G$1];&quot;Niveau 4&quot;;&quot;&quot;)" office:value-type="string" office:string-value="Niveau 4" calcext:value-type="string">
            <text:p>Niveau 4</text:p>
          </table:table-cell>
          <table:table-cell table:style-name="ce1093" table:formula="of:=IF([.$G$1];[$Données.N146];&quot;&quot;)" office:value-type="float" office:value="0" calcext:value-type="float">
            <text:p>0,00</text:p>
          </table:table-cell>
          <table:table-cell table:style-name="ce1097" table:formula="of:=IF([.$G$1];IF(OR(COUNTA([$'Niveau 4'.$C$4];[$'Niveau 4'.$F$4])&lt;&gt;0;COUNTA([$'Niveau 4'.$B$5:.$H$7])&lt;&gt;0;COUNTA([$'Niveau 4'.$M$5:.$Q$5])&lt;&gt;0;COUNTA([$'Niveau 4'.$M$12:.$W$12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4'.$C$4];[$'Niveau 4'.$F$4])&lt;&gt;0;COUNTA([$'Niveau 4'.$B$5:.$H$7])&lt;&gt;0;COUNTA([$'Niveau 4'.$M$5:.$Q$5])&lt;&gt;0;COUNTA([$'Niveau 4'.$M$12:.$W$1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1">
          <table:table-cell table:style-name="ce1084" table:formula="of:=IF([.$G$1];&quot;5&quot;;&quot;&quot;)" office:value-type="string" office:string-value="5" calcext:value-type="string">
            <text:p>5</text:p>
          </table:table-cell>
          <table:table-cell table:style-name="ce1084" table:formula="of:=IF([.$G$1];&quot;Niveau 5&quot;;&quot;&quot;)" office:value-type="string" office:string-value="Niveau 5" calcext:value-type="string">
            <text:p>Niveau 5</text:p>
          </table:table-cell>
          <table:table-cell table:style-name="ce1092" table:formula="of:=IF([.$G$1];[$Données.N175];&quot;&quot;)" office:value-type="float" office:value="0" calcext:value-type="float">
            <text:p>0,00</text:p>
          </table:table-cell>
          <table:table-cell table:style-name="ce1092" table:formula="of:=IF([.$G$1];IF(OR(COUNTA([$'Niveau 5'.$C$4];[$'Niveau 5'.$F$4];[$'Niveau 5'.$I$4])&lt;&gt;0;COUNTA([$'Niveau 5'.$B$5:.$K$8])&lt;&gt;0;COUNTA([$'Niveau 5'.$B$17:.$J$17])&lt;&gt;0;COUNTA([$'Niveau 5'.$B$22:.$N$22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5'.$C$4];[$'Niveau 5'.$F$4];[$'Niveau 5'.$I$4])&lt;&gt;0;COUNTA([$'Niveau 5'.$B$5:.$K$8])&lt;&gt;0;COUNTA([$'Niveau 5'.$B$17:.$J$17])&lt;&gt;0;COUNTA([$'Niveau 5'.$B$22:.$N$2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1">
          <table:table-cell table:style-name="ce1085" table:formula="of:=IF([.$G$1];&quot;6&quot;;&quot;&quot;)" office:value-type="string" office:string-value="6" calcext:value-type="string">
            <text:p>6</text:p>
          </table:table-cell>
          <table:table-cell table:style-name="ce1085" table:formula="of:=IF([.$G$1];&quot;Niveau 6&quot;;&quot;&quot;)" office:value-type="string" office:string-value="Niveau 6" calcext:value-type="string">
            <text:p>Niveau 6</text:p>
          </table:table-cell>
          <table:table-cell table:style-name="ce1093" table:formula="of:=IF([.$G$1];[$Données.N204];&quot;&quot;)" office:value-type="float" office:value="0" calcext:value-type="float">
            <text:p>0,00</text:p>
          </table:table-cell>
          <table:table-cell table:style-name="ce1097" table:formula="of:=IF([.$G$1];IF(OR(COUNTA([$'Niveau 6'.$C$4];[$'Niveau 6'.$F$4];[$'Niveau 6'.$I$4])&lt;&gt;0;COUNTA([$'Niveau 6'.$B$5:.$K$8])&lt;&gt;0;COUNTA([$'Niveau 6'.$B$19:.$G$19])&lt;&gt;0;COUNTA([$'Niveau 6'.$B$24:.$N$24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6'.$C$4];[$'Niveau 6'.$F$4];[$'Niveau 6'.$I$4])&lt;&gt;0;COUNTA([$'Niveau 6'.$B$5:.$K$8])&lt;&gt;0;COUNTA([$'Niveau 6'.$B$19:.$G$19])&lt;&gt;0;COUNTA([$'Niveau 6'.$B$24:.$N$24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09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5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7" table:number-columns-repeated="59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 table:number-columns-repeated="2"/>
          <table:table-cell table:style-name="ce1127"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style-name="ce1088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0">
          <table:covered-table-cell table:number-columns-repeated="5"/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number-columns-repeated="2"/>
          <table:table-cell table:style-name="ce1096"/>
          <table:table-cell table:number-columns-repeated="61"/>
        </table:table-row>
        <table:table-row table:style-name="ro10">
          <table:table-cell table:number-columns-repeated="64"/>
        </table:table-row>
        <table:table-row table:style-name="ro10">
          <table:table-cell table:style-name="ce957" table:number-columns-repeated="2"/>
          <table:table-cell table:number-columns-repeated="62"/>
        </table:table-row>
        <table:table-row table:style-name="ro10" table:number-rows-repeated="80">
          <table:table-cell table:number-columns-repeated="64"/>
        </table:table-row>
        <table:table-row table:style-name="ro10">
          <table:table-cell table:style-name="ce1089" office:value-type="string" calcext:value-type="string">
            <text:p>MDP :</text:p>
          </table:table-cell>
          <table:table-cell table:style-name="ce1089" office:value-type="string" calcext:value-type="string">
            <text:p>KELLER Stéphane</text:p>
          </table:table-cell>
          <table:table-cell table:number-columns-repeated="62"/>
        </table:table-row>
        <table:table-row table:style-name="ro10" table:number-rows-repeated="1048475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1" svg:font-family="'Comic Sans MS'"/>
    <style:font-face style:name="Symbol1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1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1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1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1:51:21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3-10T19:16:04.497000000</meta:creation-date>
    <dc:date>2020-12-04T11:51:46.386000000</dc:date>
    <meta:editing-duration>P2DT1M37S</meta:editing-duration>
    <meta:editing-cycles>668</meta:editing-cycles>
    <meta:generator>LibreOffice/6.4.6.2$Windows_x86 LibreOffice_project/0ce51a4fd21bff07a5c061082cc82c5ed232f115</meta:generator>
    <meta:document-statistic meta:table-count="9" meta:cell-count="2106" meta:object-count="70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"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